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36.74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33.9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3.6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ategory" style:data-style-name="N0"/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2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cannon-so.2017-12-11.22.03.5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GF/s</text:p>
          </table:table-cell>
          <table:table-cell office:value-type="string" calcext:value-type="string">
            <text:p>t_mult_ms</text:p>
          </table:table-cell>
          <table:table-cell office:value-type="string" calcext:value-type="string">
            <text:p>t_comm_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6" calcext:value-type="float">
            <text:p>0.36</text:p>
          </table:table-cell>
          <table:table-cell office:value-type="float" office:value="5981.549" calcext:value-type="float">
            <text:p>5981.549</text:p>
          </table:table-cell>
          <table:table-cell office:value-type="float" office:value="7.817" calcext:value-type="float">
            <text:p>7.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774.024" calcext:value-type="float">
            <text:p>5774.024</text:p>
          </table:table-cell>
          <table:table-cell office:value-type="float" office:value="10.419" calcext:value-type="float">
            <text:p>10.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6" calcext:value-type="float">
            <text:p>0.36</text:p>
          </table:table-cell>
          <table:table-cell office:value-type="float" office:value="6001.728" calcext:value-type="float">
            <text:p>6001.728</text:p>
          </table:table-cell>
          <table:table-cell office:value-type="float" office:value="8.208" calcext:value-type="float">
            <text:p>8.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817.404" calcext:value-type="float">
            <text:p>5817.404</text:p>
          </table:table-cell>
          <table:table-cell office:value-type="float" office:value="10.214" calcext:value-type="float">
            <text:p>10.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836.459" calcext:value-type="float">
            <text:p>5836.459</text:p>
          </table:table-cell>
          <table:table-cell office:value-type="float" office:value="7.236" calcext:value-type="float">
            <text:p>7.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6" calcext:value-type="float">
            <text:p>0.36</text:p>
          </table:table-cell>
          <table:table-cell office:value-type="float" office:value="5922.671" calcext:value-type="float">
            <text:p>5922.671</text:p>
          </table:table-cell>
          <table:table-cell office:value-type="float" office:value="7.991" calcext:value-type="float">
            <text:p>7.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850.658" calcext:value-type="float">
            <text:p>5850.658</text:p>
          </table:table-cell>
          <table:table-cell office:value-type="float" office:value="5.218" calcext:value-type="float">
            <text:p>5.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799.64" calcext:value-type="float">
            <text:p>5799.64</text:p>
          </table:table-cell>
          <table:table-cell office:value-type="float" office:value="8.412" calcext:value-type="float">
            <text:p>8.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751.821" calcext:value-type="float">
            <text:p>5751.821</text:p>
          </table:table-cell>
          <table:table-cell office:value-type="float" office:value="6.655" calcext:value-type="float">
            <text:p>6.6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0.37" calcext:value-type="float">
            <text:p>0.37</text:p>
          </table:table-cell>
          <table:table-cell office:value-type="float" office:value="5844.662" calcext:value-type="float">
            <text:p>5844.662</text:p>
          </table:table-cell>
          <table:table-cell office:value-type="float" office:value="7.124" calcext:value-type="float">
            <text:p>7.1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2" calcext:value-type="float">
            <text:p>0.32</text:p>
          </table:table-cell>
          <table:table-cell office:value-type="float" office:value="106.249" calcext:value-type="float">
            <text:p>106.249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9" calcext:value-type="float">
            <text:p>0.29</text:p>
          </table:table-cell>
          <table:table-cell office:value-type="float" office:value="115.146" calcext:value-type="float">
            <text:p>115.146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6" calcext:value-type="float">
            <text:p>0.26</text:p>
          </table:table-cell>
          <table:table-cell office:value-type="float" office:value="131.258" calcext:value-type="float">
            <text:p>131.258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3" calcext:value-type="float">
            <text:p>0.33</text:p>
          </table:table-cell>
          <table:table-cell office:value-type="float" office:value="100.887" calcext:value-type="float">
            <text:p>100.88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" calcext:value-type="float">
            <text:p>0.37</text:p>
          </table:table-cell>
          <table:table-cell office:value-type="float" office:value="90.115" calcext:value-type="float">
            <text:p>90.115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4" calcext:value-type="float">
            <text:p>0.44</text:p>
          </table:table-cell>
          <table:table-cell office:value-type="float" office:value="75.621" calcext:value-type="float">
            <text:p>75.621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4" calcext:value-type="float">
            <text:p>0.34</text:p>
          </table:table-cell>
          <table:table-cell office:value-type="float" office:value="98.822" calcext:value-type="float">
            <text:p>98.822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" calcext:value-type="float">
            <text:p>0.4</text:p>
          </table:table-cell>
          <table:table-cell office:value-type="float" office:value="83.81" calcext:value-type="float">
            <text:p>83.81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" calcext:value-type="float">
            <text:p>0.37</text:p>
          </table:table-cell>
          <table:table-cell office:value-type="float" office:value="90.034" calcext:value-type="float">
            <text:p>90.034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" calcext:value-type="float">
            <text:p>0.37</text:p>
          </table:table-cell>
          <table:table-cell office:value-type="float" office:value="89.806" calcext:value-type="float">
            <text:p>89.806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7035" calcext:value-type="float">
            <text:p>377035</text:p>
          </table:table-cell>
          <table:table-cell office:value-type="float" office:value="148.132" calcext:value-type="float">
            <text:p>148.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7" calcext:value-type="float">
            <text:p>0.37</text:p>
          </table:table-cell>
          <table:table-cell office:value-type="float" office:value="374718.657" calcext:value-type="float">
            <text:p>374718.657</text:p>
          </table:table-cell>
          <table:table-cell office:value-type="float" office:value="183.983" calcext:value-type="float">
            <text:p>183.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7" calcext:value-type="float">
            <text:p>0.37</text:p>
          </table:table-cell>
          <table:table-cell office:value-type="float" office:value="375736.33" calcext:value-type="float">
            <text:p>375736.33</text:p>
          </table:table-cell>
          <table:table-cell office:value-type="float" office:value="124.292" calcext:value-type="float">
            <text:p>124.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8649.246" calcext:value-type="float">
            <text:p>378649.246</text:p>
          </table:table-cell>
          <table:table-cell office:value-type="float" office:value="134.317" calcext:value-type="float">
            <text:p>134.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7762.158" calcext:value-type="float">
            <text:p>377762.158</text:p>
          </table:table-cell>
          <table:table-cell office:value-type="float" office:value="157.885" calcext:value-type="float">
            <text:p>157.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8783.497" calcext:value-type="float">
            <text:p>378783.497</text:p>
          </table:table-cell>
          <table:table-cell office:value-type="float" office:value="150.312" calcext:value-type="float">
            <text:p>150.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7" calcext:value-type="float">
            <text:p>0.37</text:p>
          </table:table-cell>
          <table:table-cell office:value-type="float" office:value="376014.65" calcext:value-type="float">
            <text:p>376014.65</text:p>
          </table:table-cell>
          <table:table-cell office:value-type="float" office:value="139.542" calcext:value-type="float">
            <text:p>139.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7" calcext:value-type="float">
            <text:p>0.37</text:p>
          </table:table-cell>
          <table:table-cell office:value-type="float" office:value="375796.225" calcext:value-type="float">
            <text:p>375796.225</text:p>
          </table:table-cell>
          <table:table-cell office:value-type="float" office:value="161.503" calcext:value-type="float">
            <text:p>161.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6946.962" calcext:value-type="float">
            <text:p>376946.962</text:p>
          </table:table-cell>
          <table:table-cell office:value-type="float" office:value="129.058" calcext:value-type="float">
            <text:p>129.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0.36" calcext:value-type="float">
            <text:p>0.36</text:p>
          </table:table-cell>
          <table:table-cell office:value-type="float" office:value="379357.053" calcext:value-type="float">
            <text:p>379357.053</text:p>
          </table:table-cell>
          <table:table-cell office:value-type="float" office:value="111.151" calcext:value-type="float">
            <text:p>111.1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104" calcext:value-type="float">
            <text:p>358.104</text:p>
          </table:table-cell>
          <table:table-cell office:value-type="float" office:value="28.321" calcext:value-type="float">
            <text:p>28.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4" calcext:value-type="float">
            <text:p>5.94</text:p>
          </table:table-cell>
          <table:table-cell office:value-type="float" office:value="361.423" calcext:value-type="float">
            <text:p>361.423</text:p>
          </table:table-cell>
          <table:table-cell office:value-type="float" office:value="20.805" calcext:value-type="float">
            <text:p>20.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019" calcext:value-type="float">
            <text:p>358.019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117" calcext:value-type="float">
            <text:p>358.117</text:p>
          </table:table-cell>
          <table:table-cell office:value-type="float" office:value="18.173" calcext:value-type="float">
            <text:p>18.1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8" calcext:value-type="float">
            <text:p>5.98</text:p>
          </table:table-cell>
          <table:table-cell office:value-type="float" office:value="358.99" calcext:value-type="float">
            <text:p>358.99</text:p>
          </table:table-cell>
          <table:table-cell office:value-type="float" office:value="16.765" calcext:value-type="float">
            <text:p>16.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118" calcext:value-type="float">
            <text:p>358.118</text:p>
          </table:table-cell>
          <table:table-cell office:value-type="float" office:value="17.255" calcext:value-type="float">
            <text:p>17.2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6" calcext:value-type="float">
            <text:p>6</text:p>
          </table:table-cell>
          <table:table-cell office:value-type="float" office:value="358.117" calcext:value-type="float">
            <text:p>358.117</text:p>
          </table:table-cell>
          <table:table-cell office:value-type="float" office:value="16.894" calcext:value-type="float">
            <text:p>16.8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6" calcext:value-type="float">
            <text:p>5.96</text:p>
          </table:table-cell>
          <table:table-cell office:value-type="float" office:value="360.085" calcext:value-type="float">
            <text:p>360.085</text:p>
          </table:table-cell>
          <table:table-cell office:value-type="float" office:value="16.058" calcext:value-type="float">
            <text:p>16.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9" calcext:value-type="float">
            <text:p>5.99</text:p>
          </table:table-cell>
          <table:table-cell office:value-type="float" office:value="358.808" calcext:value-type="float">
            <text:p>358.808</text:p>
          </table:table-cell>
          <table:table-cell office:value-type="float" office:value="16.026" calcext:value-type="float">
            <text:p>16.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99" calcext:value-type="float">
            <text:p>5.99</text:p>
          </table:table-cell>
          <table:table-cell office:value-type="float" office:value="358.597" calcext:value-type="float">
            <text:p>358.597</text:p>
          </table:table-cell>
          <table:table-cell office:value-type="float" office:value="16.282" calcext:value-type="float">
            <text:p>16.2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814.476" calcext:value-type="float">
            <text:p>1467814.476</text:p>
          </table:table-cell>
          <table:table-cell office:value-type="float" office:value="11400.587" calcext:value-type="float">
            <text:p>11400.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734.011" calcext:value-type="float">
            <text:p>1467734.011</text:p>
          </table:table-cell>
          <table:table-cell office:value-type="float" office:value="11459.148" calcext:value-type="float">
            <text:p>11459.1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485.39" calcext:value-type="float">
            <text:p>1467485.39</text:p>
          </table:table-cell>
          <table:table-cell office:value-type="float" office:value="11596.418" calcext:value-type="float">
            <text:p>11596.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853.212" calcext:value-type="float">
            <text:p>1467853.212</text:p>
          </table:table-cell>
          <table:table-cell office:value-type="float" office:value="11409.822" calcext:value-type="float">
            <text:p>11409.8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6" calcext:value-type="float">
            <text:p>6</text:p>
          </table:table-cell>
          <table:table-cell office:value-type="float" office:value="1467047.368" calcext:value-type="float">
            <text:p>1467047.368</text:p>
          </table:table-cell>
          <table:table-cell office:value-type="float" office:value="11369.893" calcext:value-type="float">
            <text:p>11369.8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314.207" calcext:value-type="float">
            <text:p>1467314.207</text:p>
          </table:table-cell>
          <table:table-cell office:value-type="float" office:value="11371.002" calcext:value-type="float">
            <text:p>11371.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9029.803" calcext:value-type="float">
            <text:p>1469029.803</text:p>
          </table:table-cell>
          <table:table-cell office:value-type="float" office:value="11411.252" calcext:value-type="float">
            <text:p>11411.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238.97" calcext:value-type="float">
            <text:p>1467238.97</text:p>
          </table:table-cell>
          <table:table-cell office:value-type="float" office:value="11407.133" calcext:value-type="float">
            <text:p>11407.1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99" calcext:value-type="float">
            <text:p>5.99</text:p>
          </table:table-cell>
          <table:table-cell office:value-type="float" office:value="1467503.482" calcext:value-type="float">
            <text:p>1467503.482</text:p>
          </table:table-cell>
          <table:table-cell office:value-type="float" office:value="11423.574" calcext:value-type="float">
            <text:p>11423.5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6" calcext:value-type="float">
            <text:p>6</text:p>
          </table:table-cell>
          <table:table-cell office:value-type="float" office:value="1467169.56" calcext:value-type="float">
            <text:p>1467169.56</text:p>
          </table:table-cell>
          <table:table-cell office:value-type="float" office:value="11285.025" calcext:value-type="float">
            <text:p>11285.0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48" calcext:value-type="float">
            <text:p>5.48</text:p>
          </table:table-cell>
          <table:table-cell office:value-type="float" office:value="6.12" calcext:value-type="float">
            <text:p>6.12</text:p>
          </table:table-cell>
          <table:table-cell office:value-type="float" office:value="9.797" calcext:value-type="float">
            <text:p>9.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79" calcext:value-type="float">
            <text:p>5.79</text:p>
          </table:table-cell>
          <table:table-cell office:value-type="float" office:value="5.798" calcext:value-type="float">
            <text:p>5.798</text:p>
          </table:table-cell>
          <table:table-cell office:value-type="float" office:value="3.829" calcext:value-type="float">
            <text:p>3.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65" calcext:value-type="float">
            <text:p>5.65</text:p>
          </table:table-cell>
          <table:table-cell office:value-type="float" office:value="5.939" calcext:value-type="float">
            <text:p>5.939</text:p>
          </table:table-cell>
          <table:table-cell office:value-type="float" office:value="3.608" calcext:value-type="float">
            <text:p>3.6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2" calcext:value-type="float">
            <text:p>5.82</text:p>
          </table:table-cell>
          <table:table-cell office:value-type="float" office:value="5.765" calcext:value-type="float">
            <text:p>5.765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71" calcext:value-type="float">
            <text:p>5.71</text:p>
          </table:table-cell>
          <table:table-cell office:value-type="float" office:value="5.876" calcext:value-type="float">
            <text:p>5.876</text:p>
          </table:table-cell>
          <table:table-cell office:value-type="float" office:value="3.259" calcext:value-type="float">
            <text:p>3.2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63" calcext:value-type="float">
            <text:p>5.63</text:p>
          </table:table-cell>
          <table:table-cell office:value-type="float" office:value="5.958" calcext:value-type="float">
            <text:p>5.95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" calcext:value-type="float">
            <text:p>5.8</text:p>
          </table:table-cell>
          <table:table-cell office:value-type="float" office:value="5.781" calcext:value-type="float">
            <text:p>5.781</text:p>
          </table:table-cell>
          <table:table-cell office:value-type="float" office:value="3.107" calcext:value-type="float">
            <text:p>3.1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3" calcext:value-type="float">
            <text:p>5.83</text:p>
          </table:table-cell>
          <table:table-cell office:value-type="float" office:value="5.76" calcext:value-type="float">
            <text:p>5.76</text:p>
          </table:table-cell>
          <table:table-cell office:value-type="float" office:value="3.098" calcext:value-type="float">
            <text:p>3.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1" calcext:value-type="float">
            <text:p>5.81</text:p>
          </table:table-cell>
          <table:table-cell office:value-type="float" office:value="5.779" calcext:value-type="float">
            <text:p>5.779</text:p>
          </table:table-cell>
          <table:table-cell office:value-type="float" office:value="3.027" calcext:value-type="float">
            <text:p>3.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82" calcext:value-type="float">
            <text:p>5.82</text:p>
          </table:table-cell>
          <table:table-cell office:value-type="float" office:value="5.768" calcext:value-type="float">
            <text:p>5.768</text:p>
          </table:table-cell>
          <table:table-cell office:value-type="float" office:value="3.003" calcext:value-type="float">
            <text:p>3.0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79.98" calcext:value-type="float">
            <text:p>22879.98</text:p>
          </table:table-cell>
          <table:table-cell office:value-type="float" office:value="275.576" calcext:value-type="float">
            <text:p>275.5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62.457" calcext:value-type="float">
            <text:p>22862.457</text:p>
          </table:table-cell>
          <table:table-cell office:value-type="float" office:value="248.515" calcext:value-type="float">
            <text:p>248.5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71.571" calcext:value-type="float">
            <text:p>22871.571</text:p>
          </table:table-cell>
          <table:table-cell office:value-type="float" office:value="254.135" calcext:value-type="float">
            <text:p>254.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92" calcext:value-type="float">
            <text:p>5.92</text:p>
          </table:table-cell>
          <table:table-cell office:value-type="float" office:value="23223.992" calcext:value-type="float">
            <text:p>23223.992</text:p>
          </table:table-cell>
          <table:table-cell office:value-type="float" office:value="251.62" calcext:value-type="float">
            <text:p>251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" calcext:value-type="float">
            <text:p>6</text:p>
          </table:table-cell>
          <table:table-cell office:value-type="float" office:value="22887.662" calcext:value-type="float">
            <text:p>22887.662</text:p>
          </table:table-cell>
          <table:table-cell office:value-type="float" office:value="246.949" calcext:value-type="float">
            <text:p>246.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72.983" calcext:value-type="float">
            <text:p>22872.983</text:p>
          </table:table-cell>
          <table:table-cell office:value-type="float" office:value="248.015" calcext:value-type="float">
            <text:p>248.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61.968" calcext:value-type="float">
            <text:p>22861.968</text:p>
          </table:table-cell>
          <table:table-cell office:value-type="float" office:value="250.363" calcext:value-type="float">
            <text:p>250.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2" calcext:value-type="float">
            <text:p>6.02</text:p>
          </table:table-cell>
          <table:table-cell office:value-type="float" office:value="22849.125" calcext:value-type="float">
            <text:p>22849.125</text:p>
          </table:table-cell>
          <table:table-cell office:value-type="float" office:value="249.702" calcext:value-type="float">
            <text:p>249.7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1" calcext:value-type="float">
            <text:p>6.01</text:p>
          </table:table-cell>
          <table:table-cell office:value-type="float" office:value="22852.683" calcext:value-type="float">
            <text:p>22852.683</text:p>
          </table:table-cell>
          <table:table-cell office:value-type="float" office:value="247.381" calcext:value-type="float">
            <text:p>247.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6.02" calcext:value-type="float">
            <text:p>6.02</text:p>
          </table:table-cell>
          <table:table-cell office:value-type="float" office:value="22844.458" calcext:value-type="float">
            <text:p>22844.458</text:p>
          </table:table-cell>
          <table:table-cell office:value-type="float" office:value="246.608" calcext:value-type="float">
            <text:p>246.60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7.95" calcext:value-type="float">
            <text:p>37.95</text:p>
          </table:table-cell>
          <table:table-cell office:value-type="float" office:value="56.587" calcext:value-type="float">
            <text:p>56.587</text:p>
          </table:table-cell>
          <table:table-cell office:value-type="float" office:value="2967.747" calcext:value-type="float">
            <text:p>2967.7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03" calcext:value-type="float">
            <text:p>39.03</text:p>
          </table:table-cell>
          <table:table-cell office:value-type="float" office:value="55.028" calcext:value-type="float">
            <text:p>55.028</text:p>
          </table:table-cell>
          <table:table-cell office:value-type="float" office:value="2934.174" calcext:value-type="float">
            <text:p>2934.1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09" calcext:value-type="float">
            <text:p>39.09</text:p>
          </table:table-cell>
          <table:table-cell office:value-type="float" office:value="54.932" calcext:value-type="float">
            <text:p>54.932</text:p>
          </table:table-cell>
          <table:table-cell office:value-type="float" office:value="2944.911" calcext:value-type="float">
            <text:p>2944.9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07" calcext:value-type="float">
            <text:p>39.07</text:p>
          </table:table-cell>
          <table:table-cell office:value-type="float" office:value="54.961" calcext:value-type="float">
            <text:p>54.961</text:p>
          </table:table-cell>
          <table:table-cell office:value-type="float" office:value="3033.527" calcext:value-type="float">
            <text:p>3033.5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8.15" calcext:value-type="float">
            <text:p>38.15</text:p>
          </table:table-cell>
          <table:table-cell office:value-type="float" office:value="56.293" calcext:value-type="float">
            <text:p>56.293</text:p>
          </table:table-cell>
          <table:table-cell office:value-type="float" office:value="2757.6" calcext:value-type="float">
            <text:p>2757.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8.62" calcext:value-type="float">
            <text:p>38.62</text:p>
          </table:table-cell>
          <table:table-cell office:value-type="float" office:value="55.605" calcext:value-type="float">
            <text:p>55.605</text:p>
          </table:table-cell>
          <table:table-cell office:value-type="float" office:value="3128.824" calcext:value-type="float">
            <text:p>3128.8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09" calcext:value-type="float">
            <text:p>39.09</text:p>
          </table:table-cell>
          <table:table-cell office:value-type="float" office:value="54.94" calcext:value-type="float">
            <text:p>54.94</text:p>
          </table:table-cell>
          <table:table-cell office:value-type="float" office:value="3098.176" calcext:value-type="float">
            <text:p>3098.1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9.14" calcext:value-type="float">
            <text:p>39.14</text:p>
          </table:table-cell>
          <table:table-cell office:value-type="float" office:value="54.867" calcext:value-type="float">
            <text:p>54.867</text:p>
          </table:table-cell>
          <table:table-cell office:value-type="float" office:value="3052.837" calcext:value-type="float">
            <text:p>3052.8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8.11" calcext:value-type="float">
            <text:p>38.11</text:p>
          </table:table-cell>
          <table:table-cell office:value-type="float" office:value="56.354" calcext:value-type="float">
            <text:p>56.354</text:p>
          </table:table-cell>
          <table:table-cell office:value-type="float" office:value="3019.925" calcext:value-type="float">
            <text:p>3019.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38.74" calcext:value-type="float">
            <text:p>38.74</text:p>
          </table:table-cell>
          <table:table-cell office:value-type="float" office:value="55.429" calcext:value-type="float">
            <text:p>55.429</text:p>
          </table:table-cell>
          <table:table-cell office:value-type="float" office:value="2673.004" calcext:value-type="float">
            <text:p>2673.0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92.13" calcext:value-type="float">
            <text:p>92.13</text:p>
          </table:table-cell>
          <table:table-cell office:value-type="float" office:value="95477.84" calcext:value-type="float">
            <text:p>95477.84</text:p>
          </table:table-cell>
          <table:table-cell office:value-type="float" office:value="15049.616" calcext:value-type="float">
            <text:p>15049.6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9.95" calcext:value-type="float">
            <text:p>89.95</text:p>
          </table:table-cell>
          <table:table-cell office:value-type="float" office:value="97789.489" calcext:value-type="float">
            <text:p>97789.489</text:p>
          </table:table-cell>
          <table:table-cell office:value-type="float" office:value="26098.898" calcext:value-type="float">
            <text:p>26098.8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97" calcext:value-type="float">
            <text:p>88.97</text:p>
          </table:table-cell>
          <table:table-cell office:value-type="float" office:value="98867.889" calcext:value-type="float">
            <text:p>98867.889</text:p>
          </table:table-cell>
          <table:table-cell office:value-type="float" office:value="27549.132" calcext:value-type="float">
            <text:p>27549.1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4" calcext:value-type="float">
            <text:p>88.4</text:p>
          </table:table-cell>
          <table:table-cell office:value-type="float" office:value="99503.798" calcext:value-type="float">
            <text:p>99503.798</text:p>
          </table:table-cell>
          <table:table-cell office:value-type="float" office:value="27650.32" calcext:value-type="float">
            <text:p>27650.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7.81" calcext:value-type="float">
            <text:p>87.81</text:p>
          </table:table-cell>
          <table:table-cell office:value-type="float" office:value="100168.995" calcext:value-type="float">
            <text:p>100168.995</text:p>
          </table:table-cell>
          <table:table-cell office:value-type="float" office:value="28393.98" calcext:value-type="float">
            <text:p>28393.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7.01" calcext:value-type="float">
            <text:p>87.01</text:p>
          </table:table-cell>
          <table:table-cell office:value-type="float" office:value="101098.061" calcext:value-type="float">
            <text:p>101098.061</text:p>
          </table:table-cell>
          <table:table-cell office:value-type="float" office:value="30098.74" calcext:value-type="float">
            <text:p>30098.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58" calcext:value-type="float">
            <text:p>88.58</text:p>
          </table:table-cell>
          <table:table-cell office:value-type="float" office:value="99300.409" calcext:value-type="float">
            <text:p>99300.409</text:p>
          </table:table-cell>
          <table:table-cell office:value-type="float" office:value="27146.281" calcext:value-type="float">
            <text:p>27146.2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44" calcext:value-type="float">
            <text:p>88.44</text:p>
          </table:table-cell>
          <table:table-cell office:value-type="float" office:value="99459.329" calcext:value-type="float">
            <text:p>99459.329</text:p>
          </table:table-cell>
          <table:table-cell office:value-type="float" office:value="29092.024" calcext:value-type="float">
            <text:p>29092.0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8.43" calcext:value-type="float">
            <text:p>88.43</text:p>
          </table:table-cell>
          <table:table-cell office:value-type="float" office:value="99465.858" calcext:value-type="float">
            <text:p>99465.858</text:p>
          </table:table-cell>
          <table:table-cell office:value-type="float" office:value="28129.616" calcext:value-type="float">
            <text:p>28129.6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87.87" calcext:value-type="float">
            <text:p>87.87</text:p>
          </table:table-cell>
          <table:table-cell office:value-type="float" office:value="100098.544" calcext:value-type="float">
            <text:p>100098.544</text:p>
          </table:table-cell>
          <table:table-cell office:value-type="float" office:value="29308.973" calcext:value-type="float">
            <text:p>29308.9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984" calcext:value-type="float">
            <text:p>31.984</text:p>
          </table:table-cell>
          <table:table-cell office:value-type="float" office:value="1334.788" calcext:value-type="float">
            <text:p>1334.788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4" calcext:value-type="float">
            <text:p>1.04</text:p>
          </table:table-cell>
          <table:table-cell office:value-type="float" office:value="32.259" calcext:value-type="float">
            <text:p>32.259</text:p>
          </table:table-cell>
          <table:table-cell office:value-type="float" office:value="2154.732" calcext:value-type="float">
            <text:p>2154.732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3" calcext:value-type="float">
            <text:p>1.03</text:p>
          </table:table-cell>
          <table:table-cell office:value-type="float" office:value="32.61" calcext:value-type="float">
            <text:p>32.61</text:p>
          </table:table-cell>
          <table:table-cell office:value-type="float" office:value="1994.146" calcext:value-type="float">
            <text:p>1994.146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884" calcext:value-type="float">
            <text:p>31.884</text:p>
          </table:table-cell>
          <table:table-cell office:value-type="float" office:value="1983.645" calcext:value-type="float">
            <text:p>1983.645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948" calcext:value-type="float">
            <text:p>31.948</text:p>
          </table:table-cell>
          <table:table-cell office:value-type="float" office:value="1990.954" calcext:value-type="float">
            <text:p>1990.954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4" calcext:value-type="float">
            <text:p>1.04</text:p>
          </table:table-cell>
          <table:table-cell office:value-type="float" office:value="32.193" calcext:value-type="float">
            <text:p>32.193</text:p>
          </table:table-cell>
          <table:table-cell office:value-type="float" office:value="2006.986" calcext:value-type="float">
            <text:p>2006.986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817" calcext:value-type="float">
            <text:p>31.817</text:p>
          </table:table-cell>
          <table:table-cell office:value-type="float" office:value="2475.744" calcext:value-type="float">
            <text:p>2475.744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2.059" calcext:value-type="float">
            <text:p>32.059</text:p>
          </table:table-cell>
          <table:table-cell office:value-type="float" office:value="2617.512" calcext:value-type="float">
            <text:p>2617.512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6" calcext:value-type="float">
            <text:p>1.06</text:p>
          </table:table-cell>
          <table:table-cell office:value-type="float" office:value="31.689" calcext:value-type="float">
            <text:p>31.689</text:p>
          </table:table-cell>
          <table:table-cell office:value-type="float" office:value="2146.505" calcext:value-type="float">
            <text:p>2146.505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6" calcext:value-type="float">
            <text:p>1.06</text:p>
          </table:table-cell>
          <table:table-cell office:value-type="float" office:value="31.658" calcext:value-type="float">
            <text:p>31.658</text:p>
          </table:table-cell>
          <table:table-cell office:value-type="float" office:value="1987.36" calcext:value-type="float">
            <text:p>1987.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3.1" calcext:value-type="float">
            <text:p>93.1</text:p>
          </table:table-cell>
          <table:table-cell office:value-type="float" office:value="1476.322" calcext:value-type="float">
            <text:p>1476.322</text:p>
          </table:table-cell>
          <table:table-cell office:value-type="float" office:value="3882.695" calcext:value-type="float">
            <text:p>3882.6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77" calcext:value-type="float">
            <text:p>92.77</text:p>
          </table:table-cell>
          <table:table-cell office:value-type="float" office:value="1481.564" calcext:value-type="float">
            <text:p>1481.564</text:p>
          </table:table-cell>
          <table:table-cell office:value-type="float" office:value="6168.18" calcext:value-type="float">
            <text:p>6168.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3.57" calcext:value-type="float">
            <text:p>93.57</text:p>
          </table:table-cell>
          <table:table-cell office:value-type="float" office:value="1468.873" calcext:value-type="float">
            <text:p>1468.873</text:p>
          </table:table-cell>
          <table:table-cell office:value-type="float" office:value="5846.414" calcext:value-type="float">
            <text:p>5846.4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51" calcext:value-type="float">
            <text:p>92.51</text:p>
          </table:table-cell>
          <table:table-cell office:value-type="float" office:value="1485.702" calcext:value-type="float">
            <text:p>1485.702</text:p>
          </table:table-cell>
          <table:table-cell office:value-type="float" office:value="5806.1" calcext:value-type="float">
            <text:p>5806.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57" calcext:value-type="float">
            <text:p>92.57</text:p>
          </table:table-cell>
          <table:table-cell office:value-type="float" office:value="1484.643" calcext:value-type="float">
            <text:p>1484.643</text:p>
          </table:table-cell>
          <table:table-cell office:value-type="float" office:value="5591.045" calcext:value-type="float">
            <text:p>5591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44" calcext:value-type="float">
            <text:p>92.44</text:p>
          </table:table-cell>
          <table:table-cell office:value-type="float" office:value="1486.721" calcext:value-type="float">
            <text:p>1486.721</text:p>
          </table:table-cell>
          <table:table-cell office:value-type="float" office:value="5719.976" calcext:value-type="float">
            <text:p>5719.9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83" calcext:value-type="float">
            <text:p>92.83</text:p>
          </table:table-cell>
          <table:table-cell office:value-type="float" office:value="1480.579" calcext:value-type="float">
            <text:p>1480.579</text:p>
          </table:table-cell>
          <table:table-cell office:value-type="float" office:value="6025.783" calcext:value-type="float">
            <text:p>6025.7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39" calcext:value-type="float">
            <text:p>92.39</text:p>
          </table:table-cell>
          <table:table-cell office:value-type="float" office:value="1487.565" calcext:value-type="float">
            <text:p>1487.565</text:p>
          </table:table-cell>
          <table:table-cell office:value-type="float" office:value="6645.811" calcext:value-type="float">
            <text:p>6645.8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38" calcext:value-type="float">
            <text:p>92.38</text:p>
          </table:table-cell>
          <table:table-cell office:value-type="float" office:value="1487.747" calcext:value-type="float">
            <text:p>1487.747</text:p>
          </table:table-cell>
          <table:table-cell office:value-type="float" office:value="5943.777" calcext:value-type="float">
            <text:p>5943.7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92.58" calcext:value-type="float">
            <text:p>92.58</text:p>
          </table:table-cell>
          <table:table-cell office:value-type="float" office:value="1484.606" calcext:value-type="float">
            <text:p>1484.606</text:p>
          </table:table-cell>
          <table:table-cell office:value-type="float" office:value="6144.746" calcext:value-type="float">
            <text:p>6144.7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6" calcext:value-type="float">
            <text:p>1.6</text:p>
          </table:table-cell>
          <table:table-cell office:value-type="float" office:value="1343.469" calcext:value-type="float">
            <text:p>1343.469</text:p>
          </table:table-cell>
          <table:table-cell office:value-type="float" office:value="112.698" calcext:value-type="float">
            <text:p>112.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7" calcext:value-type="float">
            <text:p>1.57</text:p>
          </table:table-cell>
          <table:table-cell office:value-type="float" office:value="1364.007" calcext:value-type="float">
            <text:p>1364.007</text:p>
          </table:table-cell>
          <table:table-cell office:value-type="float" office:value="130.955" calcext:value-type="float">
            <text:p>130.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8" calcext:value-type="float">
            <text:p>1.58</text:p>
          </table:table-cell>
          <table:table-cell office:value-type="float" office:value="1358.649" calcext:value-type="float">
            <text:p>1358.649</text:p>
          </table:table-cell>
          <table:table-cell office:value-type="float" office:value="116.582" calcext:value-type="float">
            <text:p>116.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44" calcext:value-type="float">
            <text:p>1.44</text:p>
          </table:table-cell>
          <table:table-cell office:value-type="float" office:value="1486.662" calcext:value-type="float">
            <text:p>1486.662</text:p>
          </table:table-cell>
          <table:table-cell office:value-type="float" office:value="263.149" calcext:value-type="float">
            <text:p>263.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5" calcext:value-type="float">
            <text:p>1.55</text:p>
          </table:table-cell>
          <table:table-cell office:value-type="float" office:value="1381.207" calcext:value-type="float">
            <text:p>1381.207</text:p>
          </table:table-cell>
          <table:table-cell office:value-type="float" office:value="103.915" calcext:value-type="float">
            <text:p>103.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62" calcext:value-type="float">
            <text:p>1.62</text:p>
          </table:table-cell>
          <table:table-cell office:value-type="float" office:value="1324.815" calcext:value-type="float">
            <text:p>1324.815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62" calcext:value-type="float">
            <text:p>1.62</text:p>
          </table:table-cell>
          <table:table-cell office:value-type="float" office:value="1325.605" calcext:value-type="float">
            <text:p>1325.605</text:p>
          </table:table-cell>
          <table:table-cell office:value-type="float" office:value="71.592" calcext:value-type="float">
            <text:p>71.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63" calcext:value-type="float">
            <text:p>1.63</text:p>
          </table:table-cell>
          <table:table-cell office:value-type="float" office:value="1315.113" calcext:value-type="float">
            <text:p>1315.113</text:p>
          </table:table-cell>
          <table:table-cell office:value-type="float" office:value="72.397" calcext:value-type="float">
            <text:p>72.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9" calcext:value-type="float">
            <text:p>1.59</text:p>
          </table:table-cell>
          <table:table-cell office:value-type="float" office:value="1348.567" calcext:value-type="float">
            <text:p>1348.567</text:p>
          </table:table-cell>
          <table:table-cell office:value-type="float" office:value="94.315" calcext:value-type="float">
            <text:p>94.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.58" calcext:value-type="float">
            <text:p>1.58</text:p>
          </table:table-cell>
          <table:table-cell office:value-type="float" office:value="1362.04" calcext:value-type="float">
            <text:p>1362.04</text:p>
          </table:table-cell>
          <table:table-cell office:value-type="float" office:value="91.046" calcext:value-type="float">
            <text:p>91.04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6" calcext:value-type="float">
            <text:p>1.06</text:p>
          </table:table-cell>
          <table:table-cell office:value-type="float" office:value="31.684" calcext:value-type="float">
            <text:p>31.684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46" calcext:value-type="float">
            <text:p>1.46</text:p>
          </table:table-cell>
          <table:table-cell office:value-type="float" office:value="22.933" calcext:value-type="float">
            <text:p>22.933</text:p>
          </table:table-cell>
          <table:table-cell office:value-type="float" office:value="5.452" calcext:value-type="float">
            <text:p>5.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6" calcext:value-type="float">
            <text:p>1.06</text:p>
          </table:table-cell>
          <table:table-cell office:value-type="float" office:value="31.698" calcext:value-type="float">
            <text:p>31.698</text:p>
          </table:table-cell>
          <table:table-cell office:value-type="float" office:value="13.602" calcext:value-type="float">
            <text:p>13.6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5" calcext:value-type="float">
            <text:p>0.85</text:p>
          </table:table-cell>
          <table:table-cell office:value-type="float" office:value="39.543" calcext:value-type="float">
            <text:p>39.543</text:p>
          </table:table-cell>
          <table:table-cell office:value-type="float" office:value="21.633" calcext:value-type="float">
            <text:p>21.6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4" calcext:value-type="float">
            <text:p>0.94</text:p>
          </table:table-cell>
          <table:table-cell office:value-type="float" office:value="35.584" calcext:value-type="float">
            <text:p>35.584</text:p>
          </table:table-cell>
          <table:table-cell office:value-type="float" office:value="16.736" calcext:value-type="float">
            <text:p>16.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28" calcext:value-type="float">
            <text:p>1.28</text:p>
          </table:table-cell>
          <table:table-cell office:value-type="float" office:value="26.168" calcext:value-type="float">
            <text:p>26.168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1" calcext:value-type="float">
            <text:p>1.71</text:p>
          </table:table-cell>
          <table:table-cell office:value-type="float" office:value="19.603" calcext:value-type="float">
            <text:p>19.603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2" calcext:value-type="float">
            <text:p>1.72</text:p>
          </table:table-cell>
          <table:table-cell office:value-type="float" office:value="19.549" calcext:value-type="float">
            <text:p>19.549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1" calcext:value-type="float">
            <text:p>1.71</text:p>
          </table:table-cell>
          <table:table-cell office:value-type="float" office:value="19.65" calcext:value-type="float">
            <text:p>19.65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5" calcext:value-type="float">
            <text:p>1.05</text:p>
          </table:table-cell>
          <table:table-cell office:value-type="float" office:value="31.857" calcext:value-type="float">
            <text:p>31.857</text:p>
          </table:table-cell>
          <table:table-cell office:value-type="float" office:value="13.587" calcext:value-type="float">
            <text:p>13.58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4" calcext:value-type="float">
            <text:p>1.64</text:p>
          </table:table-cell>
          <table:table-cell office:value-type="float" office:value="83759.239" calcext:value-type="float">
            <text:p>83759.239</text:p>
          </table:table-cell>
          <table:table-cell office:value-type="float" office:value="1834.248" calcext:value-type="float">
            <text:p>183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4" calcext:value-type="float">
            <text:p>1.64</text:p>
          </table:table-cell>
          <table:table-cell office:value-type="float" office:value="83830.838" calcext:value-type="float">
            <text:p>83830.838</text:p>
          </table:table-cell>
          <table:table-cell office:value-type="float" office:value="1606.446" calcext:value-type="float">
            <text:p>1606.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4" calcext:value-type="float">
            <text:p>1.64</text:p>
          </table:table-cell>
          <table:table-cell office:value-type="float" office:value="84048.98" calcext:value-type="float">
            <text:p>84048.98</text:p>
          </table:table-cell>
          <table:table-cell office:value-type="float" office:value="1717.299" calcext:value-type="float">
            <text:p>1717.2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5" calcext:value-type="float">
            <text:p>1.65</text:p>
          </table:table-cell>
          <table:table-cell office:value-type="float" office:value="83493.949" calcext:value-type="float">
            <text:p>83493.949</text:p>
          </table:table-cell>
          <table:table-cell office:value-type="float" office:value="1651.913" calcext:value-type="float">
            <text:p>1651.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4" calcext:value-type="float">
            <text:p>1.64</text:p>
          </table:table-cell>
          <table:table-cell office:value-type="float" office:value="83659.533" calcext:value-type="float">
            <text:p>83659.533</text:p>
          </table:table-cell>
          <table:table-cell office:value-type="float" office:value="1546.472" calcext:value-type="float">
            <text:p>1546.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5" calcext:value-type="float">
            <text:p>1.65</text:p>
          </table:table-cell>
          <table:table-cell office:value-type="float" office:value="83426.843" calcext:value-type="float">
            <text:p>83426.843</text:p>
          </table:table-cell>
          <table:table-cell office:value-type="float" office:value="1171.631" calcext:value-type="float">
            <text:p>1171.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3" calcext:value-type="float">
            <text:p>1.63</text:p>
          </table:table-cell>
          <table:table-cell office:value-type="float" office:value="84391.334" calcext:value-type="float">
            <text:p>84391.334</text:p>
          </table:table-cell>
          <table:table-cell office:value-type="float" office:value="1528.127" calcext:value-type="float">
            <text:p>1528.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3" calcext:value-type="float">
            <text:p>1.63</text:p>
          </table:table-cell>
          <table:table-cell office:value-type="float" office:value="84153.913" calcext:value-type="float">
            <text:p>84153.913</text:p>
          </table:table-cell>
          <table:table-cell office:value-type="float" office:value="2009.406" calcext:value-type="float">
            <text:p>2009.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1" calcext:value-type="float">
            <text:p>1.61</text:p>
          </table:table-cell>
          <table:table-cell office:value-type="float" office:value="85548.498" calcext:value-type="float">
            <text:p>85548.498</text:p>
          </table:table-cell>
          <table:table-cell office:value-type="float" office:value="2196.169" calcext:value-type="float">
            <text:p>2196.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1.63" calcext:value-type="float">
            <text:p>1.63</text:p>
          </table:table-cell>
          <table:table-cell office:value-type="float" office:value="84412.504" calcext:value-type="float">
            <text:p>84412.504</text:p>
          </table:table-cell>
          <table:table-cell office:value-type="float" office:value="1689.046" calcext:value-type="float">
            <text:p>1689.0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8" calcext:value-type="float">
            <text:p>21.28</text:p>
          </table:table-cell>
          <table:table-cell office:value-type="float" office:value="100.903" calcext:value-type="float">
            <text:p>100.903</text:p>
          </table:table-cell>
          <table:table-cell office:value-type="float" office:value="579.009" calcext:value-type="float">
            <text:p>579.0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6" calcext:value-type="float">
            <text:p>21.26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864.889" calcext:value-type="float">
            <text:p>864.8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1" calcext:value-type="float">
            <text:p>21.21</text:p>
          </table:table-cell>
          <table:table-cell office:value-type="float" office:value="101.257" calcext:value-type="float">
            <text:p>101.257</text:p>
          </table:table-cell>
          <table:table-cell office:value-type="float" office:value="861.539" calcext:value-type="float">
            <text:p>861.5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9" calcext:value-type="float">
            <text:p>21.29</text:p>
          </table:table-cell>
          <table:table-cell office:value-type="float" office:value="100.888" calcext:value-type="float">
            <text:p>100.888</text:p>
          </table:table-cell>
          <table:table-cell office:value-type="float" office:value="843.397" calcext:value-type="float">
            <text:p>843.3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9" calcext:value-type="float">
            <text:p>21.29</text:p>
          </table:table-cell>
          <table:table-cell office:value-type="float" office:value="100.89" calcext:value-type="float">
            <text:p>100.89</text:p>
          </table:table-cell>
          <table:table-cell office:value-type="float" office:value="844.95" calcext:value-type="float">
            <text:p>844.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15" calcext:value-type="float">
            <text:p>21.15</text:p>
          </table:table-cell>
          <table:table-cell office:value-type="float" office:value="101.533" calcext:value-type="float">
            <text:p>101.533</text:p>
          </table:table-cell>
          <table:table-cell office:value-type="float" office:value="848.094" calcext:value-type="float">
            <text:p>848.0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32" calcext:value-type="float">
            <text:p>21.32</text:p>
          </table:table-cell>
          <table:table-cell office:value-type="float" office:value="100.742" calcext:value-type="float">
            <text:p>100.742</text:p>
          </table:table-cell>
          <table:table-cell office:value-type="float" office:value="823.324" calcext:value-type="float">
            <text:p>823.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2" calcext:value-type="float">
            <text:p>21.22</text:p>
          </table:table-cell>
          <table:table-cell office:value-type="float" office:value="101.213" calcext:value-type="float">
            <text:p>101.213</text:p>
          </table:table-cell>
          <table:table-cell office:value-type="float" office:value="838.279" calcext:value-type="float">
            <text:p>838.2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42" calcext:value-type="float">
            <text:p>21.42</text:p>
          </table:table-cell>
          <table:table-cell office:value-type="float" office:value="100.238" calcext:value-type="float">
            <text:p>100.238</text:p>
          </table:table-cell>
          <table:table-cell office:value-type="float" office:value="882.276" calcext:value-type="float">
            <text:p>882.2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.29" calcext:value-type="float">
            <text:p>21.29</text:p>
          </table:table-cell>
          <table:table-cell office:value-type="float" office:value="100.867" calcext:value-type="float">
            <text:p>100.867</text:p>
          </table:table-cell>
          <table:table-cell office:value-type="float" office:value="840.424" calcext:value-type="float">
            <text:p>840.4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5" calcext:value-type="float">
            <text:p>22.65</text:p>
          </table:table-cell>
          <table:table-cell office:value-type="float" office:value="388396.845" calcext:value-type="float">
            <text:p>388396.845</text:p>
          </table:table-cell>
          <table:table-cell office:value-type="float" office:value="19205.812" calcext:value-type="float">
            <text:p>19205.8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59" calcext:value-type="float">
            <text:p>22.59</text:p>
          </table:table-cell>
          <table:table-cell office:value-type="float" office:value="389369.878" calcext:value-type="float">
            <text:p>389369.878</text:p>
          </table:table-cell>
          <table:table-cell office:value-type="float" office:value="23475.965" calcext:value-type="float">
            <text:p>23475.9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" calcext:value-type="float">
            <text:p>22.6</text:p>
          </table:table-cell>
          <table:table-cell office:value-type="float" office:value="389254.763" calcext:value-type="float">
            <text:p>389254.763</text:p>
          </table:table-cell>
          <table:table-cell office:value-type="float" office:value="23651.57" calcext:value-type="float">
            <text:p>23651.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58" calcext:value-type="float">
            <text:p>22.58</text:p>
          </table:table-cell>
          <table:table-cell office:value-type="float" office:value="389627.007" calcext:value-type="float">
            <text:p>389627.007</text:p>
          </table:table-cell>
          <table:table-cell office:value-type="float" office:value="23782.315" calcext:value-type="float">
            <text:p>23782.3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2" calcext:value-type="float">
            <text:p>22.62</text:p>
          </table:table-cell>
          <table:table-cell office:value-type="float" office:value="388934.576" calcext:value-type="float">
            <text:p>388934.576</text:p>
          </table:table-cell>
          <table:table-cell office:value-type="float" office:value="24708.924" calcext:value-type="float">
            <text:p>24708.9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57" calcext:value-type="float">
            <text:p>22.57</text:p>
          </table:table-cell>
          <table:table-cell office:value-type="float" office:value="389706.047" calcext:value-type="float">
            <text:p>389706.047</text:p>
          </table:table-cell>
          <table:table-cell office:value-type="float" office:value="23955.091" calcext:value-type="float">
            <text:p>23955.0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2" calcext:value-type="float">
            <text:p>22.62</text:p>
          </table:table-cell>
          <table:table-cell office:value-type="float" office:value="388817.974" calcext:value-type="float">
            <text:p>388817.974</text:p>
          </table:table-cell>
          <table:table-cell office:value-type="float" office:value="23006.486" calcext:value-type="float">
            <text:p>23006.4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4" calcext:value-type="float">
            <text:p>22.64</text:p>
          </table:table-cell>
          <table:table-cell office:value-type="float" office:value="388534.134" calcext:value-type="float">
            <text:p>388534.134</text:p>
          </table:table-cell>
          <table:table-cell office:value-type="float" office:value="24400.9" calcext:value-type="float">
            <text:p>24400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" calcext:value-type="float">
            <text:p>22.6</text:p>
          </table:table-cell>
          <table:table-cell office:value-type="float" office:value="389180.137" calcext:value-type="float">
            <text:p>389180.137</text:p>
          </table:table-cell>
          <table:table-cell office:value-type="float" office:value="24456.815" calcext:value-type="float">
            <text:p>24456.8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22.61" calcext:value-type="float">
            <text:p>22.61</text:p>
          </table:table-cell>
          <table:table-cell office:value-type="float" office:value="388952.165" calcext:value-type="float">
            <text:p>388952.165</text:p>
          </table:table-cell>
          <table:table-cell office:value-type="float" office:value="24002.731" calcext:value-type="float">
            <text:p>24002.7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8" calcext:value-type="float">
            <text:p>2.88</text:p>
          </table:table-cell>
          <table:table-cell office:value-type="float" office:value="11.639" calcext:value-type="float">
            <text:p>11.639</text:p>
          </table:table-cell>
          <table:table-cell office:value-type="float" office:value="75.973" calcext:value-type="float">
            <text:p>75.9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69" calcext:value-type="float">
            <text:p>11.569</text:p>
          </table:table-cell>
          <table:table-cell office:value-type="float" office:value="247.49" calcext:value-type="float">
            <text:p>247.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53" calcext:value-type="float">
            <text:p>11.553</text:p>
          </table:table-cell>
          <table:table-cell office:value-type="float" office:value="245.834" calcext:value-type="float">
            <text:p>245.8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6" calcext:value-type="float">
            <text:p>2.86</text:p>
          </table:table-cell>
          <table:table-cell office:value-type="float" office:value="11.736" calcext:value-type="float">
            <text:p>11.736</text:p>
          </table:table-cell>
          <table:table-cell office:value-type="float" office:value="246.994" calcext:value-type="float">
            <text:p>246.9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57" calcext:value-type="float">
            <text:p>11.557</text:p>
          </table:table-cell>
          <table:table-cell office:value-type="float" office:value="246.599" calcext:value-type="float">
            <text:p>246.5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66" calcext:value-type="float">
            <text:p>11.566</text:p>
          </table:table-cell>
          <table:table-cell office:value-type="float" office:value="98.465" calcext:value-type="float">
            <text:p>98.4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69" calcext:value-type="float">
            <text:p>11.569</text:p>
          </table:table-cell>
          <table:table-cell office:value-type="float" office:value="98.444" calcext:value-type="float">
            <text:p>98.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7" calcext:value-type="float">
            <text:p>11.57</text:p>
          </table:table-cell>
          <table:table-cell office:value-type="float" office:value="98.712" calcext:value-type="float">
            <text:p>98.7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6" calcext:value-type="float">
            <text:p>2.86</text:p>
          </table:table-cell>
          <table:table-cell office:value-type="float" office:value="11.719" calcext:value-type="float">
            <text:p>11.719</text:p>
          </table:table-cell>
          <table:table-cell office:value-type="float" office:value="99.173" calcext:value-type="float">
            <text:p>99.1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9" calcext:value-type="float">
            <text:p>2.9</text:p>
          </table:table-cell>
          <table:table-cell office:value-type="float" office:value="11.569" calcext:value-type="float">
            <text:p>11.569</text:p>
          </table:table-cell>
          <table:table-cell office:value-type="float" office:value="246.06" calcext:value-type="float">
            <text:p>246.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98" calcext:value-type="float">
            <text:p>23.98</text:p>
          </table:table-cell>
          <table:table-cell office:value-type="float" office:value="5732.252" calcext:value-type="float">
            <text:p>5732.252</text:p>
          </table:table-cell>
          <table:table-cell office:value-type="float" office:value="1140.008" calcext:value-type="float">
            <text:p>1140.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98" calcext:value-type="float">
            <text:p>23.98</text:p>
          </table:table-cell>
          <table:table-cell office:value-type="float" office:value="5730.393" calcext:value-type="float">
            <text:p>5730.393</text:p>
          </table:table-cell>
          <table:table-cell office:value-type="float" office:value="1984.325" calcext:value-type="float">
            <text:p>1984.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93" calcext:value-type="float">
            <text:p>23.93</text:p>
          </table:table-cell>
          <table:table-cell office:value-type="float" office:value="5743.267" calcext:value-type="float">
            <text:p>5743.267</text:p>
          </table:table-cell>
          <table:table-cell office:value-type="float" office:value="1937.152" calcext:value-type="float">
            <text:p>1937.1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93" calcext:value-type="float">
            <text:p>23.93</text:p>
          </table:table-cell>
          <table:table-cell office:value-type="float" office:value="5744.274" calcext:value-type="float">
            <text:p>5744.274</text:p>
          </table:table-cell>
          <table:table-cell office:value-type="float" office:value="1937.833" calcext:value-type="float">
            <text:p>1937.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84" calcext:value-type="float">
            <text:p>23.84</text:p>
          </table:table-cell>
          <table:table-cell office:value-type="float" office:value="5765.805" calcext:value-type="float">
            <text:p>5765.805</text:p>
          </table:table-cell>
          <table:table-cell office:value-type="float" office:value="1945.289" calcext:value-type="float">
            <text:p>1945.2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81" calcext:value-type="float">
            <text:p>23.81</text:p>
          </table:table-cell>
          <table:table-cell office:value-type="float" office:value="5772.792" calcext:value-type="float">
            <text:p>5772.792</text:p>
          </table:table-cell>
          <table:table-cell office:value-type="float" office:value="2023.141" calcext:value-type="float">
            <text:p>2023.1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81" calcext:value-type="float">
            <text:p>23.81</text:p>
          </table:table-cell>
          <table:table-cell office:value-type="float" office:value="5771.553" calcext:value-type="float">
            <text:p>5771.553</text:p>
          </table:table-cell>
          <table:table-cell office:value-type="float" office:value="1926.501" calcext:value-type="float">
            <text:p>1926.5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75" calcext:value-type="float">
            <text:p>23.75</text:p>
          </table:table-cell>
          <table:table-cell office:value-type="float" office:value="5786.391" calcext:value-type="float">
            <text:p>5786.391</text:p>
          </table:table-cell>
          <table:table-cell office:value-type="float" office:value="1971.012" calcext:value-type="float">
            <text:p>1971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7" calcext:value-type="float">
            <text:p>23.7</text:p>
          </table:table-cell>
          <table:table-cell office:value-type="float" office:value="5799.071" calcext:value-type="float">
            <text:p>5799.071</text:p>
          </table:table-cell>
          <table:table-cell office:value-type="float" office:value="2044.529" calcext:value-type="float">
            <text:p>2044.5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23.74" calcext:value-type="float">
            <text:p>23.74</text:p>
          </table:table-cell>
          <table:table-cell office:value-type="float" office:value="5790.174" calcext:value-type="float">
            <text:p>5790.174</text:p>
          </table:table-cell>
          <table:table-cell office:value-type="float" office:value="1941.875" calcext:value-type="float">
            <text:p>1941.875</text:p>
          </table:table-cell>
        </table:table-row>
      </table:table>
      <table:table table:name="Pivot Table_cannon-so.2017-12-11.22.03.55_1" table:style-name="ta1">
        <table:table-column table:style-name="co9" table:default-cell-style-name="ce5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1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1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7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p</text:p>
          </table:table-cell>
          <table:table-cell table:style-name="ce18" table:number-columns-repeated="12"/>
          <table:table-cell table:style-name="ce23"/>
        </table:table-row>
        <table:table-row table:style-name="ro1">
          <table:table-cell table:style-name="ce2"/>
          <table:table-cell table:style-name="ce8" office:value-type="string" calcext:value-type="string">
            <text:p>Average - GF/s</text:p>
          </table:table-cell>
          <table:table-cell table:style-name="ce13" table:number-columns-repeated="4"/>
          <table:table-cell table:style-name="ce13" office:value-type="string" calcext:value-type="string">
            <text:p>Average - t_mult_ms</text:p>
          </table:table-cell>
          <table:table-cell table:style-name="ce13" table:number-columns-repeated="4"/>
          <table:table-cell table:style-name="ce13" office:value-type="string" calcext:value-type="string">
            <text:p>Average - t_comm_ms</text:p>
          </table:table-cell>
          <table:table-cell table:style-name="ce13" table:number-columns-repeated="3"/>
          <table:table-cell table:style-name="ce24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0" office:value-type="float" office:value="0.349" calcext:value-type="float">
            <text:p>0.349</text:p>
          </table:table-cell>
          <table:table-cell table:style-name="ce15" office:value-type="float" office:value="1.284" calcext:value-type="float">
            <text:p>1.284</text:p>
          </table:table-cell>
          <table:table-cell table:style-name="ce15" office:value-type="float" office:value="5.734" calcext:value-type="float">
            <text:p>5.734</text:p>
          </table:table-cell>
          <table:table-cell table:style-name="ce15" office:value-type="float" office:value="2.89" calcext:value-type="float">
            <text:p>2.89</text:p>
          </table:table-cell>
          <table:table-cell table:style-name="ce20" office:value-type="float" office:value="1.048" calcext:value-type="float">
            <text:p>1.048</text:p>
          </table:table-cell>
          <table:table-cell table:style-name="ce10" office:value-type="float" office:value="98.1748" calcext:value-type="float">
            <text:p>98.1748</text:p>
          </table:table-cell>
          <table:table-cell table:style-name="ce15" office:value-type="float" office:value="27.8269" calcext:value-type="float">
            <text:p>27.8269</text:p>
          </table:table-cell>
          <table:table-cell table:style-name="ce15" office:value-type="float" office:value="5.8544" calcext:value-type="float">
            <text:p>5.8544</text:p>
          </table:table-cell>
          <table:table-cell table:style-name="ce15" office:value-type="float" office:value="11.6047" calcext:value-type="float">
            <text:p>11.6047</text:p>
          </table:table-cell>
          <table:table-cell table:style-name="ce20" office:value-type="float" office:value="32.0101" calcext:value-type="float">
            <text:p>32.0101</text:p>
          </table:table-cell>
          <table:table-cell table:style-name="ce10" office:value-type="float" office:value="0.353" calcext:value-type="float">
            <text:p>0.353</text:p>
          </table:table-cell>
          <table:table-cell table:style-name="ce15" office:value-type="float" office:value="9.4131" calcext:value-type="float">
            <text:p>9.4131</text:p>
          </table:table-cell>
          <table:table-cell table:style-name="ce15" office:value-type="float" office:value="3.922" calcext:value-type="float">
            <text:p>3.922</text:p>
          </table:table-cell>
          <table:table-cell table:style-name="ce15" office:value-type="float" office:value="170.3744" calcext:value-type="float">
            <text:p>170.3744</text:p>
          </table:table-cell>
          <table:table-cell table:style-name="ce26" office:value-type="float" office:value="2069.2372" calcext:value-type="float">
            <text:p>2069.23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367" calcext:value-type="float">
            <text:p>0.367</text:p>
          </table:table-cell>
          <table:table-cell office:value-type="float" office:value="1.578" calcext:value-type="float">
            <text:p>1.578</text:p>
          </table:table-cell>
          <table:table-cell office:value-type="float" office:value="5.986" calcext:value-type="float">
            <text:p>5.986</text:p>
          </table:table-cell>
          <table:table-cell office:value-type="float" office:value="21.273" calcext:value-type="float">
            <text:p>21.273</text:p>
          </table:table-cell>
          <table:table-cell office:value-type="float" office:value="38.699" calcext:value-type="float">
            <text:p>38.699</text:p>
          </table:table-cell>
          <table:table-cell office:value-type="float" office:value="5858.0616" calcext:value-type="float">
            <text:p>5858.0616</text:p>
          </table:table-cell>
          <table:table-cell office:value-type="float" office:value="1361.0134" calcext:value-type="float">
            <text:p>1361.0134</text:p>
          </table:table-cell>
          <table:table-cell office:value-type="float" office:value="358.8378" calcext:value-type="float">
            <text:p>358.8378</text:p>
          </table:table-cell>
          <table:table-cell office:value-type="float" office:value="100.9558" calcext:value-type="float">
            <text:p>100.9558</text:p>
          </table:table-cell>
          <table:table-cell office:value-type="float" office:value="55.4996" calcext:value-type="float">
            <text:p>55.4996</text:p>
          </table:table-cell>
          <table:table-cell office:value-type="float" office:value="7.9294" calcext:value-type="float">
            <text:p>7.9294</text:p>
          </table:table-cell>
          <table:table-cell office:value-type="float" office:value="111.1379" calcext:value-type="float">
            <text:p>111.1379</text:p>
          </table:table-cell>
          <table:table-cell office:value-type="float" office:value="18.7259" calcext:value-type="float">
            <text:p>18.7259</text:p>
          </table:table-cell>
          <table:table-cell office:value-type="float" office:value="822.6181" calcext:value-type="float">
            <text:p>822.6181</text:p>
          </table:table-cell>
          <table:table-cell office:value-type="float" office:value="2961.0725" calcext:value-type="float">
            <text:p>2961.07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364" calcext:value-type="float">
            <text:p>0.364</text:p>
          </table:table-cell>
          <table:table-cell office:value-type="float" office:value="1.636" calcext:value-type="float">
            <text:p>1.636</text:p>
          </table:table-cell>
          <table:table-cell office:value-type="float" office:value="6.002" calcext:value-type="float">
            <text:p>6.002</text:p>
          </table:table-cell>
          <table:table-cell office:value-type="float" office:value="23.847" calcext:value-type="float">
            <text:p>23.847</text:p>
          </table:table-cell>
          <table:table-cell office:value-type="float" office:value="92.714" calcext:value-type="float">
            <text:p>92.714</text:p>
          </table:table-cell>
          <table:table-cell office:value-type="float" office:value="377079.9778" calcext:value-type="float">
            <text:p>377079.9778</text:p>
          </table:table-cell>
          <table:table-cell office:value-type="float" office:value="84072.5631" calcext:value-type="float">
            <text:p>84072.5631</text:p>
          </table:table-cell>
          <table:table-cell office:value-type="float" office:value="22900.6879" calcext:value-type="float">
            <text:p>22900.6879</text:p>
          </table:table-cell>
          <table:table-cell office:value-type="float" office:value="5763.5972" calcext:value-type="float">
            <text:p>5763.5972</text:p>
          </table:table-cell>
          <table:table-cell office:value-type="float" office:value="1482.4322" calcext:value-type="float">
            <text:p>1482.4322</text:p>
          </table:table-cell>
          <table:table-cell office:value-type="float" office:value="144.0175" calcext:value-type="float">
            <text:p>144.0175</text:p>
          </table:table-cell>
          <table:table-cell office:value-type="float" office:value="1695.0757" calcext:value-type="float">
            <text:p>1695.0757</text:p>
          </table:table-cell>
          <table:table-cell office:value-type="float" office:value="251.8864" calcext:value-type="float">
            <text:p>251.8864</text:p>
          </table:table-cell>
          <table:table-cell office:value-type="float" office:value="1885.1665" calcext:value-type="float">
            <text:p>1885.1665</text:p>
          </table:table-cell>
          <table:table-cell office:value-type="float" office:value="5777.4527" calcext:value-type="float">
            <text:p>5777.4527</text:p>
          </table:table-cell>
        </table:table-row>
        <table:table-row table:style-name="ro1">
          <table:table-cell table:style-name="ce6" office:value-type="float" office:value="16384" calcext:value-type="float">
            <text:p>16384</text:p>
          </table:table-cell>
          <table:table-cell table:style-name="ce12"/>
          <table:table-cell table:style-name="ce17"/>
          <table:table-cell table:style-name="ce19" office:value-type="float" office:value="5.992" calcext:value-type="float">
            <text:p>5.992</text:p>
          </table:table-cell>
          <table:table-cell table:style-name="ce19" office:value-type="float" office:value="22.608" calcext:value-type="float">
            <text:p>22.608</text:p>
          </table:table-cell>
          <table:table-cell table:style-name="ce22" office:value-type="float" office:value="88.759" calcext:value-type="float">
            <text:p>88.759</text:p>
          </table:table-cell>
          <table:table-cell table:style-name="ce12"/>
          <table:table-cell table:style-name="ce17"/>
          <table:table-cell table:style-name="ce19" office:value-type="float" office:value="1467619.0479" calcext:value-type="float">
            <text:p>1467619.0479</text:p>
          </table:table-cell>
          <table:table-cell table:style-name="ce19" office:value-type="float" office:value="389077.3526" calcext:value-type="float">
            <text:p>389077.3526</text:p>
          </table:table-cell>
          <table:table-cell table:style-name="ce22" office:value-type="float" office:value="99123.0212" calcext:value-type="float">
            <text:p>99123.0212</text:p>
          </table:table-cell>
          <table:table-cell table:style-name="ce12"/>
          <table:table-cell table:style-name="ce17"/>
          <table:table-cell table:style-name="ce19" office:value-type="float" office:value="11413.3854" calcext:value-type="float">
            <text:p>11413.3854</text:p>
          </table:table-cell>
          <table:table-cell table:style-name="ce19" office:value-type="float" office:value="23464.6609" calcext:value-type="float">
            <text:p>23464.6609</text:p>
          </table:table-cell>
          <table:table-cell table:style-name="ce28" office:value-type="float" office:value="26851.758" calcext:value-type="float">
            <text:p>26851.758</text:p>
          </table:table-cell>
        </table:table-row>
      </table:table>
      <table:named-expressions/>
      <table:data-pilot-tables>
        <table:data-pilot-table table:name="DataPilot1" table:application-data="" table:target-range-address="'Pivot Table_cannon-so.2017-12-11.22.03.55_1'.A1:'Pivot Table_cannon-so.2017-12-11.22.03.55_1'.P7" table:buttons="'Pivot Table_cannon-so.2017-12-11.22.03.55_1'.A3 'Pivot Table_cannon-so.2017-12-11.22.03.55_1'.B1 'Pivot Table_cannon-so.2017-12-11.22.03.55_1'.C1" table:grand-total="none" table:show-filter-button="false" table:drill-down-on-double-click="false">
          <table:source-cell-range table:cell-range-address="'cannon-so.2017-12-11.22.03.55'.A1:'cannon-so.2017-12-11.22.03.55'.J19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1024" table:display="true" table:show-details="true"/>
                <table:data-pilot-member table:name="4096" table:display="true" table:show-details="true"/>
                <table:data-pilot-member table:name="16384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F/s" table:orientation="data" table:used-hierarchy="0" table:function="average">
            <table:data-pilot-level table:show-empty="false" calcext:repeat-item-labels="false">
              <table:data-pilot-members>
                <table:data-pilot-member table:name="0.26" table:display="true" table:show-details="true"/>
                <table:data-pilot-member table:name="0.29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4" table:display="true" table:show-details="true"/>
                <table:data-pilot-member table:name="0.44" table:display="true" table:show-details="true"/>
                <table:data-pilot-member table:name="0.85" table:display="true" table:show-details="true"/>
                <table:data-pilot-member table:name="0.94" table:display="true" table:show-details="true"/>
                <table:data-pilot-member table:name="1.03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28" table:display="true" table:show-details="true"/>
                <table:data-pilot-member table:name="1.44" table:display="true" table:show-details="true"/>
                <table:data-pilot-member table:name="1.46" table:display="true" table:show-details="true"/>
                <table:data-pilot-member table:name="1.55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6" table:display="true" table:show-details="true"/>
                <table:data-pilot-member table:name="1.61" table:display="true" table:show-details="true"/>
                <table:data-pilot-member table:name="1.62" table:display="true" table:show-details="true"/>
                <table:data-pilot-member table:name="1.63" table:display="true" table:show-details="true"/>
                <table:data-pilot-member table:name="1.64" table:display="true" table:show-details="true"/>
                <table:data-pilot-member table:name="1.65" table:display="true" table:show-details="true"/>
                <table:data-pilot-member table:name="1.71" table:display="true" table:show-details="true"/>
                <table:data-pilot-member table:name="1.72" table:display="true" table:show-details="true"/>
                <table:data-pilot-member table:name="2.86" table:display="true" table:show-details="true"/>
                <table:data-pilot-member table:name="2.88" table:display="true" table:show-details="true"/>
                <table:data-pilot-member table:name="2.9" table:display="true" table:show-details="true"/>
                <table:data-pilot-member table:name="5.48" table:display="true" table:show-details="true"/>
                <table:data-pilot-member table:name="5.63" table:display="true" table:show-details="true"/>
                <table:data-pilot-member table:name="5.65" table:display="true" table:show-details="true"/>
                <table:data-pilot-member table:name="5.71" table:display="true" table:show-details="true"/>
                <table:data-pilot-member table:name="5.79" table:display="true" table:show-details="true"/>
                <table:data-pilot-member table:name="5.8" table:display="true" table:show-details="true"/>
                <table:data-pilot-member table:name="5.81" table:display="true" table:show-details="true"/>
                <table:data-pilot-member table:name="5.82" table:display="true" table:show-details="true"/>
                <table:data-pilot-member table:name="5.83" table:display="true" table:show-details="true"/>
                <table:data-pilot-member table:name="5.92" table:display="true" table:show-details="true"/>
                <table:data-pilot-member table:name="5.94" table:display="true" table:show-details="true"/>
                <table:data-pilot-member table:name="5.96" table:display="true" table:show-details="true"/>
                <table:data-pilot-member table:name="5.98" table:display="true" table:show-details="true"/>
                <table:data-pilot-member table:name="5.99" table:display="true" table:show-details="true"/>
                <table:data-pilot-member table:name="6" table:display="true" table:show-details="true"/>
                <table:data-pilot-member table:name="6.01" table:display="true" table:show-details="true"/>
                <table:data-pilot-member table:name="6.02" table:display="true" table:show-details="true"/>
                <table:data-pilot-member table:name="21.15" table:display="true" table:show-details="true"/>
                <table:data-pilot-member table:name="21.21" table:display="true" table:show-details="true"/>
                <table:data-pilot-member table:name="21.22" table:display="true" table:show-details="true"/>
                <table:data-pilot-member table:name="21.26" table:display="true" table:show-details="true"/>
                <table:data-pilot-member table:name="21.28" table:display="true" table:show-details="true"/>
                <table:data-pilot-member table:name="21.29" table:display="true" table:show-details="true"/>
                <table:data-pilot-member table:name="21.32" table:display="true" table:show-details="true"/>
                <table:data-pilot-member table:name="21.42" table:display="true" table:show-details="true"/>
                <table:data-pilot-member table:name="22.57" table:display="true" table:show-details="true"/>
                <table:data-pilot-member table:name="22.58" table:display="true" table:show-details="true"/>
                <table:data-pilot-member table:name="22.59" table:display="true" table:show-details="true"/>
                <table:data-pilot-member table:name="22.6" table:display="true" table:show-details="true"/>
                <table:data-pilot-member table:name="22.61" table:display="true" table:show-details="true"/>
                <table:data-pilot-member table:name="22.62" table:display="true" table:show-details="true"/>
                <table:data-pilot-member table:name="22.64" table:display="true" table:show-details="true"/>
                <table:data-pilot-member table:name="22.65" table:display="true" table:show-details="true"/>
                <table:data-pilot-member table:name="23.7" table:display="true" table:show-details="true"/>
                <table:data-pilot-member table:name="23.74" table:display="true" table:show-details="true"/>
                <table:data-pilot-member table:name="23.75" table:display="true" table:show-details="true"/>
                <table:data-pilot-member table:name="23.81" table:display="true" table:show-details="true"/>
                <table:data-pilot-member table:name="23.84" table:display="true" table:show-details="true"/>
                <table:data-pilot-member table:name="23.93" table:display="true" table:show-details="true"/>
                <table:data-pilot-member table:name="23.98" table:display="true" table:show-details="true"/>
                <table:data-pilot-member table:name="37.95" table:display="true" table:show-details="true"/>
                <table:data-pilot-member table:name="38.11" table:display="true" table:show-details="true"/>
                <table:data-pilot-member table:name="38.15" table:display="true" table:show-details="true"/>
                <table:data-pilot-member table:name="38.62" table:display="true" table:show-details="true"/>
                <table:data-pilot-member table:name="38.74" table:display="true" table:show-details="true"/>
                <table:data-pilot-member table:name="39.03" table:display="true" table:show-details="true"/>
                <table:data-pilot-member table:name="39.07" table:display="true" table:show-details="true"/>
                <table:data-pilot-member table:name="39.09" table:display="true" table:show-details="true"/>
                <table:data-pilot-member table:name="39.14" table:display="true" table:show-details="true"/>
                <table:data-pilot-member table:name="87.01" table:display="true" table:show-details="true"/>
                <table:data-pilot-member table:name="87.81" table:display="true" table:show-details="true"/>
                <table:data-pilot-member table:name="87.87" table:display="true" table:show-details="true"/>
                <table:data-pilot-member table:name="88.4" table:display="true" table:show-details="true"/>
                <table:data-pilot-member table:name="88.43" table:display="true" table:show-details="true"/>
                <table:data-pilot-member table:name="88.44" table:display="true" table:show-details="true"/>
                <table:data-pilot-member table:name="88.58" table:display="true" table:show-details="true"/>
                <table:data-pilot-member table:name="88.97" table:display="true" table:show-details="true"/>
                <table:data-pilot-member table:name="89.95" table:display="true" table:show-details="true"/>
                <table:data-pilot-member table:name="92.13" table:display="true" table:show-details="true"/>
                <table:data-pilot-member table:name="92.38" table:display="true" table:show-details="true"/>
                <table:data-pilot-member table:name="92.39" table:display="true" table:show-details="true"/>
                <table:data-pilot-member table:name="92.44" table:display="true" table:show-details="true"/>
                <table:data-pilot-member table:name="92.51" table:display="true" table:show-details="true"/>
                <table:data-pilot-member table:name="92.57" table:display="true" table:show-details="true"/>
                <table:data-pilot-member table:name="92.58" table:display="true" table:show-details="true"/>
                <table:data-pilot-member table:name="92.77" table:display="true" table:show-details="true"/>
                <table:data-pilot-member table:name="92.83" table:display="true" table:show-details="true"/>
                <table:data-pilot-member table:name="93.1" table:display="true" table:show-details="true"/>
                <table:data-pilot-member table:name="93.57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_mult_ms" table:orientation="data" table:used-hierarchy="0" table:function="average">
            <table:data-pilot-level table:show-empty="false" calcext:repeat-item-labels="false">
              <table:data-pilot-members>
                <table:data-pilot-member table:name="5.76" table:display="true" table:show-details="true"/>
                <table:data-pilot-member table:name="5.765" table:display="true" table:show-details="true"/>
                <table:data-pilot-member table:name="5.768" table:display="true" table:show-details="true"/>
                <table:data-pilot-member table:name="5.779" table:display="true" table:show-details="true"/>
                <table:data-pilot-member table:name="5.781" table:display="true" table:show-details="true"/>
                <table:data-pilot-member table:name="5.798" table:display="true" table:show-details="true"/>
                <table:data-pilot-member table:name="5.876" table:display="true" table:show-details="true"/>
                <table:data-pilot-member table:name="5.939" table:display="true" table:show-details="true"/>
                <table:data-pilot-member table:name="5.958" table:display="true" table:show-details="true"/>
                <table:data-pilot-member table:name="6.12" table:display="true" table:show-details="true"/>
                <table:data-pilot-member table:name="11.553" table:display="true" table:show-details="true"/>
                <table:data-pilot-member table:name="11.557" table:display="true" table:show-details="true"/>
                <table:data-pilot-member table:name="11.566" table:display="true" table:show-details="true"/>
                <table:data-pilot-member table:name="11.569" table:display="true" table:show-details="true"/>
                <table:data-pilot-member table:name="11.57" table:display="true" table:show-details="true"/>
                <table:data-pilot-member table:name="11.639" table:display="true" table:show-details="true"/>
                <table:data-pilot-member table:name="11.719" table:display="true" table:show-details="true"/>
                <table:data-pilot-member table:name="11.736" table:display="true" table:show-details="true"/>
                <table:data-pilot-member table:name="19.549" table:display="true" table:show-details="true"/>
                <table:data-pilot-member table:name="19.603" table:display="true" table:show-details="true"/>
                <table:data-pilot-member table:name="19.65" table:display="true" table:show-details="true"/>
                <table:data-pilot-member table:name="22.933" table:display="true" table:show-details="true"/>
                <table:data-pilot-member table:name="26.168" table:display="true" table:show-details="true"/>
                <table:data-pilot-member table:name="31.658" table:display="true" table:show-details="true"/>
                <table:data-pilot-member table:name="31.684" table:display="true" table:show-details="true"/>
                <table:data-pilot-member table:name="31.689" table:display="true" table:show-details="true"/>
                <table:data-pilot-member table:name="31.698" table:display="true" table:show-details="true"/>
                <table:data-pilot-member table:name="31.817" table:display="true" table:show-details="true"/>
                <table:data-pilot-member table:name="31.857" table:display="true" table:show-details="true"/>
                <table:data-pilot-member table:name="31.884" table:display="true" table:show-details="true"/>
                <table:data-pilot-member table:name="31.948" table:display="true" table:show-details="true"/>
                <table:data-pilot-member table:name="31.984" table:display="true" table:show-details="true"/>
                <table:data-pilot-member table:name="32.059" table:display="true" table:show-details="true"/>
                <table:data-pilot-member table:name="32.193" table:display="true" table:show-details="true"/>
                <table:data-pilot-member table:name="32.259" table:display="true" table:show-details="true"/>
                <table:data-pilot-member table:name="32.61" table:display="true" table:show-details="true"/>
                <table:data-pilot-member table:name="35.584" table:display="true" table:show-details="true"/>
                <table:data-pilot-member table:name="39.543" table:display="true" table:show-details="true"/>
                <table:data-pilot-member table:name="54.867" table:display="true" table:show-details="true"/>
                <table:data-pilot-member table:name="54.932" table:display="true" table:show-details="true"/>
                <table:data-pilot-member table:name="54.94" table:display="true" table:show-details="true"/>
                <table:data-pilot-member table:name="54.961" table:display="true" table:show-details="true"/>
                <table:data-pilot-member table:name="55.028" table:display="true" table:show-details="true"/>
                <table:data-pilot-member table:name="55.429" table:display="true" table:show-details="true"/>
                <table:data-pilot-member table:name="55.605" table:display="true" table:show-details="true"/>
                <table:data-pilot-member table:name="56.293" table:display="true" table:show-details="true"/>
                <table:data-pilot-member table:name="56.354" table:display="true" table:show-details="true"/>
                <table:data-pilot-member table:name="56.587" table:display="true" table:show-details="true"/>
                <table:data-pilot-member table:name="75.621" table:display="true" table:show-details="true"/>
                <table:data-pilot-member table:name="83.81" table:display="true" table:show-details="true"/>
                <table:data-pilot-member table:name="89.806" table:display="true" table:show-details="true"/>
                <table:data-pilot-member table:name="90.034" table:display="true" table:show-details="true"/>
                <table:data-pilot-member table:name="90.115" table:display="true" table:show-details="true"/>
                <table:data-pilot-member table:name="98.822" table:display="true" table:show-details="true"/>
                <table:data-pilot-member table:name="100.238" table:display="true" table:show-details="true"/>
                <table:data-pilot-member table:name="100.742" table:display="true" table:show-details="true"/>
                <table:data-pilot-member table:name="100.867" table:display="true" table:show-details="true"/>
                <table:data-pilot-member table:name="100.887" table:display="true" table:show-details="true"/>
                <table:data-pilot-member table:name="100.888" table:display="true" table:show-details="true"/>
                <table:data-pilot-member table:name="100.89" table:display="true" table:show-details="true"/>
                <table:data-pilot-member table:name="100.903" table:display="true" table:show-details="true"/>
                <table:data-pilot-member table:name="101.027" table:display="true" table:show-details="true"/>
                <table:data-pilot-member table:name="101.213" table:display="true" table:show-details="true"/>
                <table:data-pilot-member table:name="101.257" table:display="true" table:show-details="true"/>
                <table:data-pilot-member table:name="101.533" table:display="true" table:show-details="true"/>
                <table:data-pilot-member table:name="106.249" table:display="true" table:show-details="true"/>
                <table:data-pilot-member table:name="115.146" table:display="true" table:show-details="true"/>
                <table:data-pilot-member table:name="131.258" table:display="true" table:show-details="true"/>
                <table:data-pilot-member table:name="358.019" table:display="true" table:show-details="true"/>
                <table:data-pilot-member table:name="358.104" table:display="true" table:show-details="true"/>
                <table:data-pilot-member table:name="358.117" table:display="true" table:show-details="true"/>
                <table:data-pilot-member table:name="358.118" table:display="true" table:show-details="true"/>
                <table:data-pilot-member table:name="358.597" table:display="true" table:show-details="true"/>
                <table:data-pilot-member table:name="358.808" table:display="true" table:show-details="true"/>
                <table:data-pilot-member table:name="358.99" table:display="true" table:show-details="true"/>
                <table:data-pilot-member table:name="360.085" table:display="true" table:show-details="true"/>
                <table:data-pilot-member table:name="361.423" table:display="true" table:show-details="true"/>
                <table:data-pilot-member table:name="1315.113" table:display="true" table:show-details="true"/>
                <table:data-pilot-member table:name="1324.815" table:display="true" table:show-details="true"/>
                <table:data-pilot-member table:name="1325.605" table:display="true" table:show-details="true"/>
                <table:data-pilot-member table:name="1343.469" table:display="true" table:show-details="true"/>
                <table:data-pilot-member table:name="1348.567" table:display="true" table:show-details="true"/>
                <table:data-pilot-member table:name="1358.649" table:display="true" table:show-details="true"/>
                <table:data-pilot-member table:name="1362.04" table:display="true" table:show-details="true"/>
                <table:data-pilot-member table:name="1364.007" table:display="true" table:show-details="true"/>
                <table:data-pilot-member table:name="1381.207" table:display="true" table:show-details="true"/>
                <table:data-pilot-member table:name="1468.873" table:display="true" table:show-details="true"/>
                <table:data-pilot-member table:name="1476.322" table:display="true" table:show-details="true"/>
                <table:data-pilot-member table:name="1480.579" table:display="true" table:show-details="true"/>
                <table:data-pilot-member table:name="1481.564" table:display="true" table:show-details="true"/>
                <table:data-pilot-member table:name="1484.606" table:display="true" table:show-details="true"/>
                <table:data-pilot-member table:name="1484.643" table:display="true" table:show-details="true"/>
                <table:data-pilot-member table:name="1485.702" table:display="true" table:show-details="true"/>
                <table:data-pilot-member table:name="1486.662" table:display="true" table:show-details="true"/>
                <table:data-pilot-member table:name="1486.721" table:display="true" table:show-details="true"/>
                <table:data-pilot-member table:name="1487.565" table:display="true" table:show-details="true"/>
                <table:data-pilot-member table:name="1487.747" table:display="true" table:show-details="true"/>
                <table:data-pilot-member table:name="5730.393" table:display="true" table:show-details="true"/>
                <table:data-pilot-member table:name="5732.252" table:display="true" table:show-details="true"/>
                <table:data-pilot-member table:name="5743.267" table:display="true" table:show-details="true"/>
                <table:data-pilot-member table:name="5744.274" table:display="true" table:show-details="true"/>
                <table:data-pilot-member table:name="5751.821" table:display="true" table:show-details="true"/>
                <table:data-pilot-member table:name="5765.805" table:display="true" table:show-details="true"/>
                <table:data-pilot-member table:name="5771.553" table:display="true" table:show-details="true"/>
                <table:data-pilot-member table:name="5772.792" table:display="true" table:show-details="true"/>
                <table:data-pilot-member table:name="5774.024" table:display="true" table:show-details="true"/>
                <table:data-pilot-member table:name="5786.391" table:display="true" table:show-details="true"/>
                <table:data-pilot-member table:name="5790.174" table:display="true" table:show-details="true"/>
                <table:data-pilot-member table:name="5799.071" table:display="true" table:show-details="true"/>
                <table:data-pilot-member table:name="5799.64" table:display="true" table:show-details="true"/>
                <table:data-pilot-member table:name="5817.404" table:display="true" table:show-details="true"/>
                <table:data-pilot-member table:name="5836.459" table:display="true" table:show-details="true"/>
                <table:data-pilot-member table:name="5844.662" table:display="true" table:show-details="true"/>
                <table:data-pilot-member table:name="5850.658" table:display="true" table:show-details="true"/>
                <table:data-pilot-member table:name="5922.671" table:display="true" table:show-details="true"/>
                <table:data-pilot-member table:name="5981.549" table:display="true" table:show-details="true"/>
                <table:data-pilot-member table:name="6001.728" table:display="true" table:show-details="true"/>
                <table:data-pilot-member table:name="22844.458" table:display="true" table:show-details="true"/>
                <table:data-pilot-member table:name="22849.125" table:display="true" table:show-details="true"/>
                <table:data-pilot-member table:name="22852.683" table:display="true" table:show-details="true"/>
                <table:data-pilot-member table:name="22861.968" table:display="true" table:show-details="true"/>
                <table:data-pilot-member table:name="22862.457" table:display="true" table:show-details="true"/>
                <table:data-pilot-member table:name="22871.571" table:display="true" table:show-details="true"/>
                <table:data-pilot-member table:name="22872.983" table:display="true" table:show-details="true"/>
                <table:data-pilot-member table:name="22879.98" table:display="true" table:show-details="true"/>
                <table:data-pilot-member table:name="22887.662" table:display="true" table:show-details="true"/>
                <table:data-pilot-member table:name="23223.992" table:display="true" table:show-details="true"/>
                <table:data-pilot-member table:name="83426.843" table:display="true" table:show-details="true"/>
                <table:data-pilot-member table:name="83493.949" table:display="true" table:show-details="true"/>
                <table:data-pilot-member table:name="83659.533" table:display="true" table:show-details="true"/>
                <table:data-pilot-member table:name="83759.239" table:display="true" table:show-details="true"/>
                <table:data-pilot-member table:name="83830.838" table:display="true" table:show-details="true"/>
                <table:data-pilot-member table:name="84048.98" table:display="true" table:show-details="true"/>
                <table:data-pilot-member table:name="84153.913" table:display="true" table:show-details="true"/>
                <table:data-pilot-member table:name="84391.334" table:display="true" table:show-details="true"/>
                <table:data-pilot-member table:name="84412.504" table:display="true" table:show-details="true"/>
                <table:data-pilot-member table:name="85548.498" table:display="true" table:show-details="true"/>
                <table:data-pilot-member table:name="95477.84" table:display="true" table:show-details="true"/>
                <table:data-pilot-member table:name="97789.489" table:display="true" table:show-details="true"/>
                <table:data-pilot-member table:name="98867.889" table:display="true" table:show-details="true"/>
                <table:data-pilot-member table:name="99300.409" table:display="true" table:show-details="true"/>
                <table:data-pilot-member table:name="99459.329" table:display="true" table:show-details="true"/>
                <table:data-pilot-member table:name="99465.858" table:display="true" table:show-details="true"/>
                <table:data-pilot-member table:name="99503.798" table:display="true" table:show-details="true"/>
                <table:data-pilot-member table:name="100098.544" table:display="true" table:show-details="true"/>
                <table:data-pilot-member table:name="100168.995" table:display="true" table:show-details="true"/>
                <table:data-pilot-member table:name="101098.061" table:display="true" table:show-details="true"/>
                <table:data-pilot-member table:name="374718.657" table:display="true" table:show-details="true"/>
                <table:data-pilot-member table:name="375736.33" table:display="true" table:show-details="true"/>
                <table:data-pilot-member table:name="375796.225" table:display="true" table:show-details="true"/>
                <table:data-pilot-member table:name="376014.65" table:display="true" table:show-details="true"/>
                <table:data-pilot-member table:name="376946.962" table:display="true" table:show-details="true"/>
                <table:data-pilot-member table:name="377035" table:display="true" table:show-details="true"/>
                <table:data-pilot-member table:name="377762.158" table:display="true" table:show-details="true"/>
                <table:data-pilot-member table:name="378649.246" table:display="true" table:show-details="true"/>
                <table:data-pilot-member table:name="378783.497" table:display="true" table:show-details="true"/>
                <table:data-pilot-member table:name="379357.053" table:display="true" table:show-details="true"/>
                <table:data-pilot-member table:name="388396.845" table:display="true" table:show-details="true"/>
                <table:data-pilot-member table:name="388534.134" table:display="true" table:show-details="true"/>
                <table:data-pilot-member table:name="388817.974" table:display="true" table:show-details="true"/>
                <table:data-pilot-member table:name="388934.576" table:display="true" table:show-details="true"/>
                <table:data-pilot-member table:name="388952.165" table:display="true" table:show-details="true"/>
                <table:data-pilot-member table:name="389180.137" table:display="true" table:show-details="true"/>
                <table:data-pilot-member table:name="389254.763" table:display="true" table:show-details="true"/>
                <table:data-pilot-member table:name="389369.878" table:display="true" table:show-details="true"/>
                <table:data-pilot-member table:name="389627.007" table:display="true" table:show-details="true"/>
                <table:data-pilot-member table:name="389706.047" table:display="true" table:show-details="true"/>
                <table:data-pilot-member table:name="1467047.368" table:display="true" table:show-details="true"/>
                <table:data-pilot-member table:name="1467169.56" table:display="true" table:show-details="true"/>
                <table:data-pilot-member table:name="1467238.97" table:display="true" table:show-details="true"/>
                <table:data-pilot-member table:name="1467314.207" table:display="true" table:show-details="true"/>
                <table:data-pilot-member table:name="1467485.39" table:display="true" table:show-details="true"/>
                <table:data-pilot-member table:name="1467503.482" table:display="true" table:show-details="true"/>
                <table:data-pilot-member table:name="1467734.011" table:display="true" table:show-details="true"/>
                <table:data-pilot-member table:name="1467814.476" table:display="true" table:show-details="true"/>
                <table:data-pilot-member table:name="1467853.212" table:display="true" table:show-details="true"/>
                <table:data-pilot-member table:name="1469029.80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_comm_ms" table:orientation="data" table:used-hierarchy="0" table:function="average">
            <table:data-pilot-level table:show-empty="false" calcext:repeat-item-labels="false">
              <table:data-pilot-members>
                <table:data-pilot-member table:name="0.225" table:display="true" table:show-details="true"/>
                <table:data-pilot-member table:name="0.246" table:display="true" table:show-details="true"/>
                <table:data-pilot-member table:name="0.283" table:display="true" table:show-details="true"/>
                <table:data-pilot-member table:name="0.301" table:display="true" table:show-details="true"/>
                <table:data-pilot-member table:name="0.325" table:display="true" table:show-details="true"/>
                <table:data-pilot-member table:name="0.34" table:display="true" table:show-details="true"/>
                <table:data-pilot-member table:name="0.393" table:display="true" table:show-details="true"/>
                <table:data-pilot-member table:name="0.405" table:display="true" table:show-details="true"/>
                <table:data-pilot-member table:name="0.494" table:display="true" table:show-details="true"/>
                <table:data-pilot-member table:name="0.518" table:display="true" table:show-details="true"/>
                <table:data-pilot-member table:name="1.512" table:display="true" table:show-details="true"/>
                <table:data-pilot-member table:name="1.518" table:display="true" table:show-details="true"/>
                <table:data-pilot-member table:name="1.631" table:display="true" table:show-details="true"/>
                <table:data-pilot-member table:name="3.003" table:display="true" table:show-details="true"/>
                <table:data-pilot-member table:name="3.027" table:display="true" table:show-details="true"/>
                <table:data-pilot-member table:name="3.098" table:display="true" table:show-details="true"/>
                <table:data-pilot-member table:name="3.107" table:display="true" table:show-details="true"/>
                <table:data-pilot-member table:name="3.22" table:display="true" table:show-details="true"/>
                <table:data-pilot-member table:name="3.259" table:display="true" table:show-details="true"/>
                <table:data-pilot-member table:name="3.272" table:display="true" table:show-details="true"/>
                <table:data-pilot-member table:name="3.608" table:display="true" table:show-details="true"/>
                <table:data-pilot-member table:name="3.829" table:display="true" table:show-details="true"/>
                <table:data-pilot-member table:name="5.218" table:display="true" table:show-details="true"/>
                <table:data-pilot-member table:name="5.452" table:display="true" table:show-details="true"/>
                <table:data-pilot-member table:name="6.655" table:display="true" table:show-details="true"/>
                <table:data-pilot-member table:name="7.124" table:display="true" table:show-details="true"/>
                <table:data-pilot-member table:name="7.236" table:display="true" table:show-details="true"/>
                <table:data-pilot-member table:name="7.817" table:display="true" table:show-details="true"/>
                <table:data-pilot-member table:name="7.991" table:display="true" table:show-details="true"/>
                <table:data-pilot-member table:name="8.208" table:display="true" table:show-details="true"/>
                <table:data-pilot-member table:name="8.412" table:display="true" table:show-details="true"/>
                <table:data-pilot-member table:name="8.52" table:display="true" table:show-details="true"/>
                <table:data-pilot-member table:name="9.797" table:display="true" table:show-details="true"/>
                <table:data-pilot-member table:name="9.94" table:display="true" table:show-details="true"/>
                <table:data-pilot-member table:name="10.214" table:display="true" table:show-details="true"/>
                <table:data-pilot-member table:name="10.419" table:display="true" table:show-details="true"/>
                <table:data-pilot-member table:name="13.587" table:display="true" table:show-details="true"/>
                <table:data-pilot-member table:name="13.602" table:display="true" table:show-details="true"/>
                <table:data-pilot-member table:name="16.026" table:display="true" table:show-details="true"/>
                <table:data-pilot-member table:name="16.058" table:display="true" table:show-details="true"/>
                <table:data-pilot-member table:name="16.282" table:display="true" table:show-details="true"/>
                <table:data-pilot-member table:name="16.736" table:display="true" table:show-details="true"/>
                <table:data-pilot-member table:name="16.765" table:display="true" table:show-details="true"/>
                <table:data-pilot-member table:name="16.894" table:display="true" table:show-details="true"/>
                <table:data-pilot-member table:name="17.255" table:display="true" table:show-details="true"/>
                <table:data-pilot-member table:name="18.173" table:display="true" table:show-details="true"/>
                <table:data-pilot-member table:name="20.68" table:display="true" table:show-details="true"/>
                <table:data-pilot-member table:name="20.805" table:display="true" table:show-details="true"/>
                <table:data-pilot-member table:name="21.633" table:display="true" table:show-details="true"/>
                <table:data-pilot-member table:name="28.321" table:display="true" table:show-details="true"/>
                <table:data-pilot-member table:name="54.73" table:display="true" table:show-details="true"/>
                <table:data-pilot-member table:name="71.592" table:display="true" table:show-details="true"/>
                <table:data-pilot-member table:name="72.397" table:display="true" table:show-details="true"/>
                <table:data-pilot-member table:name="75.973" table:display="true" table:show-details="true"/>
                <table:data-pilot-member table:name="91.046" table:display="true" table:show-details="true"/>
                <table:data-pilot-member table:name="94.315" table:display="true" table:show-details="true"/>
                <table:data-pilot-member table:name="98.444" table:display="true" table:show-details="true"/>
                <table:data-pilot-member table:name="98.465" table:display="true" table:show-details="true"/>
                <table:data-pilot-member table:name="98.712" table:display="true" table:show-details="true"/>
                <table:data-pilot-member table:name="99.173" table:display="true" table:show-details="true"/>
                <table:data-pilot-member table:name="103.915" table:display="true" table:show-details="true"/>
                <table:data-pilot-member table:name="111.151" table:display="true" table:show-details="true"/>
                <table:data-pilot-member table:name="112.698" table:display="true" table:show-details="true"/>
                <table:data-pilot-member table:name="116.582" table:display="true" table:show-details="true"/>
                <table:data-pilot-member table:name="124.292" table:display="true" table:show-details="true"/>
                <table:data-pilot-member table:name="129.058" table:display="true" table:show-details="true"/>
                <table:data-pilot-member table:name="130.955" table:display="true" table:show-details="true"/>
                <table:data-pilot-member table:name="134.317" table:display="true" table:show-details="true"/>
                <table:data-pilot-member table:name="139.542" table:display="true" table:show-details="true"/>
                <table:data-pilot-member table:name="148.132" table:display="true" table:show-details="true"/>
                <table:data-pilot-member table:name="150.312" table:display="true" table:show-details="true"/>
                <table:data-pilot-member table:name="157.885" table:display="true" table:show-details="true"/>
                <table:data-pilot-member table:name="161.503" table:display="true" table:show-details="true"/>
                <table:data-pilot-member table:name="183.983" table:display="true" table:show-details="true"/>
                <table:data-pilot-member table:name="245.834" table:display="true" table:show-details="true"/>
                <table:data-pilot-member table:name="246.06" table:display="true" table:show-details="true"/>
                <table:data-pilot-member table:name="246.599" table:display="true" table:show-details="true"/>
                <table:data-pilot-member table:name="246.608" table:display="true" table:show-details="true"/>
                <table:data-pilot-member table:name="246.949" table:display="true" table:show-details="true"/>
                <table:data-pilot-member table:name="246.994" table:display="true" table:show-details="true"/>
                <table:data-pilot-member table:name="247.381" table:display="true" table:show-details="true"/>
                <table:data-pilot-member table:name="247.49" table:display="true" table:show-details="true"/>
                <table:data-pilot-member table:name="248.015" table:display="true" table:show-details="true"/>
                <table:data-pilot-member table:name="248.515" table:display="true" table:show-details="true"/>
                <table:data-pilot-member table:name="249.702" table:display="true" table:show-details="true"/>
                <table:data-pilot-member table:name="250.363" table:display="true" table:show-details="true"/>
                <table:data-pilot-member table:name="251.62" table:display="true" table:show-details="true"/>
                <table:data-pilot-member table:name="254.135" table:display="true" table:show-details="true"/>
                <table:data-pilot-member table:name="263.149" table:display="true" table:show-details="true"/>
                <table:data-pilot-member table:name="275.576" table:display="true" table:show-details="true"/>
                <table:data-pilot-member table:name="579.009" table:display="true" table:show-details="true"/>
                <table:data-pilot-member table:name="823.324" table:display="true" table:show-details="true"/>
                <table:data-pilot-member table:name="838.279" table:display="true" table:show-details="true"/>
                <table:data-pilot-member table:name="840.424" table:display="true" table:show-details="true"/>
                <table:data-pilot-member table:name="843.397" table:display="true" table:show-details="true"/>
                <table:data-pilot-member table:name="844.95" table:display="true" table:show-details="true"/>
                <table:data-pilot-member table:name="848.094" table:display="true" table:show-details="true"/>
                <table:data-pilot-member table:name="861.539" table:display="true" table:show-details="true"/>
                <table:data-pilot-member table:name="864.889" table:display="true" table:show-details="true"/>
                <table:data-pilot-member table:name="882.276" table:display="true" table:show-details="true"/>
                <table:data-pilot-member table:name="1140.008" table:display="true" table:show-details="true"/>
                <table:data-pilot-member table:name="1171.631" table:display="true" table:show-details="true"/>
                <table:data-pilot-member table:name="1334.788" table:display="true" table:show-details="true"/>
                <table:data-pilot-member table:name="1528.127" table:display="true" table:show-details="true"/>
                <table:data-pilot-member table:name="1546.472" table:display="true" table:show-details="true"/>
                <table:data-pilot-member table:name="1606.446" table:display="true" table:show-details="true"/>
                <table:data-pilot-member table:name="1651.913" table:display="true" table:show-details="true"/>
                <table:data-pilot-member table:name="1689.046" table:display="true" table:show-details="true"/>
                <table:data-pilot-member table:name="1717.299" table:display="true" table:show-details="true"/>
                <table:data-pilot-member table:name="1834.248" table:display="true" table:show-details="true"/>
                <table:data-pilot-member table:name="1926.501" table:display="true" table:show-details="true"/>
                <table:data-pilot-member table:name="1937.152" table:display="true" table:show-details="true"/>
                <table:data-pilot-member table:name="1937.833" table:display="true" table:show-details="true"/>
                <table:data-pilot-member table:name="1941.875" table:display="true" table:show-details="true"/>
                <table:data-pilot-member table:name="1945.289" table:display="true" table:show-details="true"/>
                <table:data-pilot-member table:name="1971.012" table:display="true" table:show-details="true"/>
                <table:data-pilot-member table:name="1983.645" table:display="true" table:show-details="true"/>
                <table:data-pilot-member table:name="1984.325" table:display="true" table:show-details="true"/>
                <table:data-pilot-member table:name="1987.36" table:display="true" table:show-details="true"/>
                <table:data-pilot-member table:name="1990.954" table:display="true" table:show-details="true"/>
                <table:data-pilot-member table:name="1994.146" table:display="true" table:show-details="true"/>
                <table:data-pilot-member table:name="2006.986" table:display="true" table:show-details="true"/>
                <table:data-pilot-member table:name="2009.406" table:display="true" table:show-details="true"/>
                <table:data-pilot-member table:name="2023.141" table:display="true" table:show-details="true"/>
                <table:data-pilot-member table:name="2044.529" table:display="true" table:show-details="true"/>
                <table:data-pilot-member table:name="2146.505" table:display="true" table:show-details="true"/>
                <table:data-pilot-member table:name="2154.732" table:display="true" table:show-details="true"/>
                <table:data-pilot-member table:name="2196.169" table:display="true" table:show-details="true"/>
                <table:data-pilot-member table:name="2475.744" table:display="true" table:show-details="true"/>
                <table:data-pilot-member table:name="2617.512" table:display="true" table:show-details="true"/>
                <table:data-pilot-member table:name="2673.004" table:display="true" table:show-details="true"/>
                <table:data-pilot-member table:name="2757.6" table:display="true" table:show-details="true"/>
                <table:data-pilot-member table:name="2934.174" table:display="true" table:show-details="true"/>
                <table:data-pilot-member table:name="2944.911" table:display="true" table:show-details="true"/>
                <table:data-pilot-member table:name="2967.747" table:display="true" table:show-details="true"/>
                <table:data-pilot-member table:name="3019.925" table:display="true" table:show-details="true"/>
                <table:data-pilot-member table:name="3033.527" table:display="true" table:show-details="true"/>
                <table:data-pilot-member table:name="3052.837" table:display="true" table:show-details="true"/>
                <table:data-pilot-member table:name="3098.176" table:display="true" table:show-details="true"/>
                <table:data-pilot-member table:name="3128.824" table:display="true" table:show-details="true"/>
                <table:data-pilot-member table:name="3882.695" table:display="true" table:show-details="true"/>
                <table:data-pilot-member table:name="5591.045" table:display="true" table:show-details="true"/>
                <table:data-pilot-member table:name="5719.976" table:display="true" table:show-details="true"/>
                <table:data-pilot-member table:name="5806.1" table:display="true" table:show-details="true"/>
                <table:data-pilot-member table:name="5846.414" table:display="true" table:show-details="true"/>
                <table:data-pilot-member table:name="5943.777" table:display="true" table:show-details="true"/>
                <table:data-pilot-member table:name="6025.783" table:display="true" table:show-details="true"/>
                <table:data-pilot-member table:name="6144.746" table:display="true" table:show-details="true"/>
                <table:data-pilot-member table:name="6168.18" table:display="true" table:show-details="true"/>
                <table:data-pilot-member table:name="6645.811" table:display="true" table:show-details="true"/>
                <table:data-pilot-member table:name="11285.025" table:display="true" table:show-details="true"/>
                <table:data-pilot-member table:name="11369.893" table:display="true" table:show-details="true"/>
                <table:data-pilot-member table:name="11371.002" table:display="true" table:show-details="true"/>
                <table:data-pilot-member table:name="11400.587" table:display="true" table:show-details="true"/>
                <table:data-pilot-member table:name="11407.133" table:display="true" table:show-details="true"/>
                <table:data-pilot-member table:name="11409.822" table:display="true" table:show-details="true"/>
                <table:data-pilot-member table:name="11411.252" table:display="true" table:show-details="true"/>
                <table:data-pilot-member table:name="11423.574" table:display="true" table:show-details="true"/>
                <table:data-pilot-member table:name="11459.148" table:display="true" table:show-details="true"/>
                <table:data-pilot-member table:name="11596.418" table:display="true" table:show-details="true"/>
                <table:data-pilot-member table:name="15049.616" table:display="true" table:show-details="true"/>
                <table:data-pilot-member table:name="19205.812" table:display="true" table:show-details="true"/>
                <table:data-pilot-member table:name="23006.486" table:display="true" table:show-details="true"/>
                <table:data-pilot-member table:name="23475.965" table:display="true" table:show-details="true"/>
                <table:data-pilot-member table:name="23651.57" table:display="true" table:show-details="true"/>
                <table:data-pilot-member table:name="23782.315" table:display="true" table:show-details="true"/>
                <table:data-pilot-member table:name="23955.091" table:display="true" table:show-details="true"/>
                <table:data-pilot-member table:name="24002.731" table:display="true" table:show-details="true"/>
                <table:data-pilot-member table:name="24400.9" table:display="true" table:show-details="true"/>
                <table:data-pilot-member table:name="24456.815" table:display="true" table:show-details="true"/>
                <table:data-pilot-member table:name="24708.924" table:display="true" table:show-details="true"/>
                <table:data-pilot-member table:name="26098.898" table:display="true" table:show-details="true"/>
                <table:data-pilot-member table:name="27146.281" table:display="true" table:show-details="true"/>
                <table:data-pilot-member table:name="27549.132" table:display="true" table:show-details="true"/>
                <table:data-pilot-member table:name="27650.32" table:display="true" table:show-details="true"/>
                <table:data-pilot-member table:name="28129.616" table:display="true" table:show-details="true"/>
                <table:data-pilot-member table:name="28393.98" table:display="true" table:show-details="true"/>
                <table:data-pilot-member table:name="29092.024" table:display="true" table:show-details="true"/>
                <table:data-pilot-member table:name="29308.973" table:display="true" table:show-details="true"/>
                <table:data-pilot-member table:name="30098.7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2T11:42:24.405162387</dc:date>
    <meta:editing-duration>PT5M16S</meta:editing-duration>
    <meta:editing-cycles>1</meta:editing-cycles>
    <meta:document-statistic meta:table-count="2" meta:cell-count="1889" meta:object-count="0"/>
  </office:meta>
</office:document-meta>
</file>